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7000003A14830DE830DF2C06E.png" manifest:media-type="image/png"/>
  <manifest:file-entry manifest:full-path="Pictures/1000020100000395000000505B9CCA15F9871907.png" manifest:media-type="image/png"/>
  <manifest:file-entry manifest:full-path="Pictures/1000020100000546000000CB683D25FD00E6F446.png" manifest:media-type="image/png"/>
  <manifest:file-entry manifest:full-path="Pictures/1000020100000546000000CBE431604E014AFA95.png" manifest:media-type="image/png"/>
  <manifest:file-entry manifest:full-path="Pictures/1000020100000546000000BCCD017908B529BA24.png" manifest:media-type="image/png"/>
  <manifest:file-entry manifest:full-path="Pictures/10000201000004120000008D64F99B236ECD9977.png" manifest:media-type="image/png"/>
  <manifest:file-entry manifest:full-path="Pictures/10000201000005550000032EEDA8428130CC1D9F.png" manifest:media-type="image/png"/>
  <manifest:file-entry manifest:full-path="Pictures/10000201000005690000035F242CEBA793B74CF7.png" manifest:media-type="image/png"/>
  <manifest:file-entry manifest:full-path="Pictures/10000201000005440000034B69E145C4D6950AA0.png" manifest:media-type="image/png"/>
  <manifest:file-entry manifest:full-path="Pictures/1000020100000550000002EB5EB3BD1E49B4D7C0.png" manifest:media-type="image/png"/>
  <manifest:file-entry manifest:full-path="Pictures/100002010000055000000336D09E603191D6BF34.png" manifest:media-type="image/png"/>
  <manifest:file-entry manifest:full-path="Pictures/10000201000004120000008D56CF7F8D65216CBA.png" manifest:media-type="image/png"/>
  <manifest:file-entry manifest:full-path="Pictures/1000020100000550000002EF33A780CC79B5E427.png" manifest:media-type="image/png"/>
  <manifest:file-entry manifest:full-path="Pictures/10000201000004120000008ED89013DF789CCC52.png" manifest:media-type="image/png"/>
  <manifest:file-entry manifest:full-path="Pictures/1000020100000550000002EB25A70A7B12084F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3a5f8b" draw:fill="solid" draw:fill-color="#b7dee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e6b9b8" draw:textarea-vertical-align="middle" draw:auto-grow-height="false" draw:fit-to-size="false" style:shrink-to-fit="false" fo:min-height="1.69cm" fo:min-width="12.67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.69cm" fo:min-width="12.676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2cm, 0cm, -0.451cm, 0cm)"/>
    </style:style>
    <style:style style:name="gr9" style:family="graphic" style:parent-style-name="standard">
      <style:graphic-properties draw:stroke="solid" svg:stroke-width="0.071cm" svg:stroke-color="#3a5f8b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79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solid" svg:stroke-width="0.026cm" svg:stroke-color="#4a7ebb" draw:fill="gradient" draw:fill-gradient-name="Gradient_20_2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pr2" style:family="presentation" style:parent-style-name="Title_20_Slide-subtitle">
      <style:graphic-properties draw:stroke="solid" svg:stroke-width="0.026cm" svg:stroke-color="#7d5fa0" draw:fill="gradient" draw:fill-color="#ffffff" draw:fill-gradient-name="Gradient_20_3" draw:textarea-vertical-align="top" draw:auto-grow-height="false" draw:fit-to-size="shrink-to-fit" style:shrink-to-fit="true" fo:min-height="11.049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Slide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Section_20_Hea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Section_20_Header-outline1" style:list-style-name="L13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Section_20_Header-notes">
      <style:graphic-properties draw:fill-color="#ffffff" fo:min-height="13.364cm"/>
    </style:style>
    <style:style style:name="pr15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Section_20_Header-outline1" style:list-style-name="L13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>
      <style:graphic-properties draw:stroke="none" svg:stroke-width="0cm" draw:fill="bitmap" draw:fill-image-name="msFillBitmap_20_3" style:repeat="stretch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>
      <style:graphic-properties draw:stroke="none" svg:stroke-width="0cm" draw:fill="bitmap" draw:fill-image-name="msFillBitmap_20_5" style:repeat="stretch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outline1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0_and_20_Content-title">
      <style:graphic-properties draw:stroke="none" svg:stroke-width="0cm" draw:fill="bitmap" draw:fill-image-name="msFillBitmap_20_7" style:repeat="stretch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outline1">
      <style:graphic-properties draw:stroke="none" svg:stroke-width="0cm" draw:fill="bitmap" draw:fill-image-name="msFillBitmap_20_8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Section_20_Header-outline1" style:list-style-name="L13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le_20_and_20_Content-title" style:list-style-name="L1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le_20_and_20_Content-outline1">
      <style:graphic-properties draw:stroke="none" svg:stroke-width="0cm" draw:fill="bitmap" draw:fill-image-name="msFillBitmap_20_1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Title_20_and_20_Content-outline1">
      <style:graphic-properties draw:stroke="none" svg:stroke-width="0cm" draw:fill="bitmap" draw:fill-image-name="msFillBitmap_20_13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Section_20_Header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le_20_and_20_Content-outline1">
      <style:graphic-properties draw:stroke="none" svg:stroke-width="0cm" draw:fill="bitmap" draw:fill-image-name="msFillBitmap_20_15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12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8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9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20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2pt"/>
    </style:style>
    <style:style style:name="P21" style:family="paragraph">
      <loext:graphic-properties draw:fill="solid" draw:fill-color="#e6b9b8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2" style:family="paragraph">
      <loext:graphic-properties draw:fill="bitmap" draw:fill-image-name="msFillBitmap_20_2" style:repeat="stretch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44pt"/>
    </style:style>
    <style:style style:name="P2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32pt"/>
    </style:style>
    <style:style style:name="P2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44pt"/>
    </style:style>
    <style:style style:name="P26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32pt"/>
    </style:style>
    <style:style style:name="P2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44pt"/>
    </style:style>
    <style:style style:name="P28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32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P33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8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32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32pt"/>
    </style:style>
    <style:style style:name="P41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43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32pt"/>
    </style:style>
    <style:style style:name="P44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text-transform="uppercase" fo:color="#0070c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text-transform="uppercas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text-transform="uppercase" fo:color="#c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2" style:family="text">
      <style:text-properties fo:font-variant="normal" fo:text-transform="none" fo:color="#0070c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variant="normal" fo:text-transform="none" fo:color="#7030a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7030a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37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38" style:family="text">
      <style:text-properties fo:font-variant="normal" fo:text-transform="none" fo:color="#00206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9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font-variant="normal" fo:text-transform="none" fo:color="#00206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70c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70c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206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text-transform="uppercas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text-transform="uppercase" fo:color="#c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8" style:family="text">
      <style:text-properties fo:font-variant="normal" fo:text-transform="none" fo:color="#8b8b8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c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1" style:family="text">
      <style:text-properties fo:font-variant="normal" fo:text-transform="none" fo:color="#0070c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fo:font-variant="normal" fo:text-transform="none" fo:color="#0070c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206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suffix="." style:num-format="1">
        <style:list-level-properties text:space-before="1.112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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282cm" svg:height="4.074cm" svg:x="1.058cm" svg:y="5.927cm" presentation:class="title" presentation:user-transformed="true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i</text:span><text:span text:style-name="T1">z</text:span><text:span text:style-name="T1">e</text:span><text:span text:style-name="T1">d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<text:line-break/></text:span><text:span text:style-name="T2">C</text:span><text:span text:style-name="T2">S</text:span><text:span text:style-name="T2">6</text:span><text:span text:style-name="T2">4</text:span><text:span text:style-name="T2">8</text:span><text:span text:style-name="T3"> </text:span></text:p>
          </draw:text-box>
        </draw:frame>
        <draw:frame draw:name="Subtitle 2" presentation:style-name="pr2" draw:text-style-name="P4" draw:layer="layout" svg:width="17.779cm" svg:height="4.444cm" svg:x="3.81cm" svg:y="12.488cm" presentation:class="subtitle" presentation:user-transformed="true">
          <draw:text-box>
            <text:p text:style-name="P3"><text:span text:style-name="T4"/></text:p>
            <text:p text:style-name="P3"><text:span text:style-name="T4">L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1</text:span></text:p>
          </draw:text-box>
        </draw:frame>
        <draw:frame draw:name="Slide Number Placeholder 3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 of the lecture" draw:style-name="dp3" draw:master-page-name="Title_20_and_20_Content" presentation:presentation-page-layout-name="AL2T11" xml:id="id1" draw:id="id1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6">O</text:span><text:span text:style-name="T6">v</text:span><text:span text:style-name="T6">e</text:span><text:span text:style-name="T6">r</text:span><text:span text:style-name="T6">v</text:span><text:span text:style-name="T6">i</text:span><text:span text:style-name="T6">e</text:span><text:span text:style-name="T6">w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l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9"><text:span text:style-name="T7"/></text:p>
            <text:p text:style-name="P9"><text:span text:style-name="T7"/></text:p>
            <text:list text:style-name="L4">
              <text:list-item>
                <text:p xml:id="id2" text:id="id2" text:style-name="P9"><text:span text:style-name="T7">What is a randomized algorithm ?</text:span></text:p>
              </text:list-item>
            </text:list>
            <text:p text:style-name="P9"><text:span text:style-name="T7"/></text:p>
            <text:list text:continue-numbering="true" text:style-name="L4">
              <text:list-item>
                <text:p xml:id="id3" text:id="id3" text:style-name="P9"><text:span text:style-name="T7">Motivation</text:span></text:p>
              </text:list-item>
            </text:list>
            <text:p text:style-name="P9"><text:span text:style-name="T7"/></text:p>
            <text:list text:continue-numbering="true" text:style-name="L4">
              <text:list-item>
                <text:p xml:id="id4" text:id="id4" text:style-name="P9"><text:span text:style-name="T7">The structure of the course</text:span></text:p>
              </text:list-item>
            </text:list>
            <text:p text:style-name="P9"><text:span text:style-name="T7"/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Title 4" presentation:style-name="pr9" draw:text-style-name="P8" draw:layer="layout" svg:width="21.589cm" svg:height="4.082cm" svg:x="1.905cm" svg:y="5.918cm" presentation:class="title" presentation:user-transformed="true">
          <draw:text-box>
            <text:p text:style-name="P1"><text:span text:style-name="T8">W</text:span><text:span text:style-name="T8">h</text:span><text:span text:style-name="T8">a</text:span><text:span text:style-name="T8">t</text:span><text:span text:style-name="T8"> </text:span><text:span text:style-name="T8">i</text:span><text:span text:style-name="T8">s</text:span><text:span text:style-name="T8"> </text:span><text:span text:style-name="T8">a</text:span><text:span text:style-name="T8"> </text:span><text:span text:style-name="T8">r</text:span><text:span text:style-name="T8">a</text:span><text:span text:style-name="T8">n</text:span><text:span text:style-name="T8">d</text:span><text:span text:style-name="T8">o</text:span><text:span text:style-name="T8">m</text:span><text:span text:style-name="T8">i</text:span><text:span text:style-name="T8">z</text:span><text:span text:style-name="T8">e</text:span><text:span text:style-name="T8">d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i</text:span><text:span text:style-name="T8">t</text:span><text:span text:style-name="T8">h</text:span><text:span text:style-name="T8">m</text:span><text:span text:style-name="T8"> </text:span><text:span text:style-name="T8">?</text:span></text:p>
          </draw:text-box>
        </draw:frame>
        <draw:frame draw:name="Slide Number Placeholder 3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name="Subtitle 1" presentation:style-name="pr10" draw:text-style-name="P11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erministic Algorithm" draw:style-name="dp1" draw:master-page-name="Title_20_and_20_Content" presentation:presentation-page-layout-name="AL2T11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i</text:span><text:span text:style-name="T6">s</text:span><text:span text:style-name="T6">t</text:span><text:span text:style-name="T6">i</text:span><text:span text:style-name="T6">c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3"><text:span text:style-name="T10"/></text:p>
            <text:p text:style-name="P13"><text:span text:style-name="T10"/></text:p>
            <text:list text:style-name="L4">
              <text:list-item>
                <text:p xml:id="id7" text:id="id7" text:style-name="P13"><text:span text:style-name="T10">The </text:span><text:span text:style-name="T11">output</text:span><text:span text:style-name="T10"> <text:s/>as well as the </text:span><text:span text:style-name="T11">running time </text:span><text:span text:style-name="T10">are </text:span><text:span text:style-name="T12">functions</text:span><text:span text:style-name="T13"> only of the </text:span><text:span text:style-name="T12">input</text:span><text:span text:style-name="T10">.</text:span></text:p>
              </text:list-item>
            </text:list>
            <text:p text:style-name="P13"><text:span text:style-name="T10"/></text:p>
            <text:p text:style-name="P12"><text:span text:style-name="T9"/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Rectangle 4" draw:style-name="gr2" draw:text-style-name="P14" draw:layer="layout" svg:width="4.232cm" svg:height="6.561cm" svg:x="10.583cm" svg:y="5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4" draw:layer="layout" svg:width="3.615cm" svg:height="1.013cm" svg:x="10.96cm" svg:y="12.309cm">
          <text:p text:style-name="P15"><text:span text:style-name="T14">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 xml:id="id5" draw:id="id5">
          <draw:custom-shape draw:name="Right Arrow 5" draw:style-name="gr2" draw:text-style-name="P14" draw:layer="layout" svg:width="2.717cm" svg:height="1.345cm" svg:x="7.866cm" svg:y="8.04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TextBox 8" draw:style-name="gr3" draw:text-style-name="P14" draw:layer="layout" svg:width="2.142cm" svg:height="1.013cm" svg:x="5.595cm" svg:y="8.287cm">
            <text:p text:style-name="P15"><text:span text:style-name="T14">In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xml:id="id6" draw:id="id6">
          <draw:custom-shape draw:name="Right Arrow 6" draw:style-name="gr2" draw:text-style-name="P14" draw:layer="layout" svg:width="2.717cm" svg:height="1.345cm" svg:x="14.851cm" svg:y="8.04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TextBox 9" draw:style-name="gr3" draw:text-style-name="P14" draw:layer="layout" svg:width="2.705cm" svg:height="1.013cm" svg:x="17.62cm" svg:y="8.255cm">
            <text:p text:style-name="P15"><text:span text:style-name="T14">Out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ized Algorithm" draw:style-name="dp3" draw:master-page-name="Title_20_and_20_Content" presentation:presentation-page-layout-name="AL2T11" xml:id="id8" draw:id="id8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6">R</text:span><text:span text:style-name="T6">a</text:span><text:span text:style-name="T6">n</text:span><text:span text:style-name="T6">d</text:span><text:span text:style-name="T6">o</text:span><text:span text:style-name="T6">m</text:span><text:span text:style-name="T6">i</text:span><text:span text:style-name="T6">z</text:span><text:span text:style-name="T6">e</text:span><text:span text:style-name="T6">d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3"><text:span text:style-name="T10"/></text:p>
            <text:p text:style-name="P13"><text:span text:style-name="T10"/></text:p>
            <text:list text:style-name="L4">
              <text:list-item>
                <text:p xml:id="id10" text:id="id10" text:style-name="P13"><text:span text:style-name="T10">The </text:span><text:span text:style-name="T11">output</text:span><text:span text:style-name="T10"> <text:s/>or the </text:span><text:span text:style-name="T11">running time </text:span><text:span text:style-name="T10">are </text:span><text:span text:style-name="T12">functions</text:span><text:span text:style-name="T13"> of the </text:span><text:span text:style-name="T12">input </text:span><text:span text:style-name="T13">and</text:span><text:span text:style-name="T12"> random bits chosen </text:span><text:span text:style-name="T10">.</text:span></text:p>
              </text:list-item>
            </text:list>
            <text:p text:style-name="P13"><text:span text:style-name="T10"/></text:p>
            <text:p text:style-name="P12"><text:span text:style-name="T9"/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Rectangle 4" draw:style-name="gr2" draw:text-style-name="P14" draw:layer="layout" svg:width="4.232cm" svg:height="6.561cm" svg:x="10.583cm" svg:y="5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4" draw:layer="layout" svg:width="3.615cm" svg:height="1.013cm" svg:x="10.96cm" svg:y="12.309cm">
          <text:p text:style-name="P15"><text:span text:style-name="T14">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ight Arrow 5" draw:style-name="gr2" draw:text-style-name="P14" draw:layer="layout" svg:width="2.717cm" svg:height="1.345cm" svg:x="7.866cm" svg:y="8.04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TextBox 8" draw:style-name="gr3" draw:text-style-name="P14" draw:layer="layout" svg:width="2.142cm" svg:height="1.013cm" svg:x="5.595cm" svg:y="8.287cm">
            <text:p text:style-name="P15"><text:span text:style-name="T14">In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ight Arrow 6" draw:style-name="gr2" draw:text-style-name="P14" draw:layer="layout" svg:width="2.717cm" svg:height="1.345cm" svg:x="14.851cm" svg:y="8.04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TextBox 9" draw:style-name="gr3" draw:text-style-name="P14" draw:layer="layout" svg:width="2.705cm" svg:height="1.013cm" svg:x="17.62cm" svg:y="8.255cm">
            <text:p text:style-name="P15"><text:span text:style-name="T14">Out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2" draw:style-name="gr4" draw:text-style-name="P16" xml:id="id9" draw:id="id9" draw:layer="layout" svg:width="4.266cm" svg:height="1.513cm" svg:x="10.583cm" svg:y="5.927cm">
          <text:p text:style-name="P1"><text:span text:style-name="T15">Random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 : Approximate median " draw:style-name="dp3" draw:master-page-name="Section_20_Header" xml:id="id11" draw:id="id11">
        <draw:frame draw:name="Title 4" presentation:style-name="pr11" draw:text-style-name="P17" draw:layer="layout" svg:width="21.589cm" svg:height="3.783cm" svg:x="2.006cm" svg:y="7.435cm" presentation:class="title" presentation:user-transformed="true">
          <draw:text-box>
            <text:p text:style-name="P15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1</text:span><text:span text:style-name="T16"> </text:span><text:span text:style-name="T17">:</text:span><text:span text:style-name="T17"> </text:span><text:span text:style-name="T18">A</text:span><text:span text:style-name="T18">p</text:span><text:span text:style-name="T18">p</text:span><text:span text:style-name="T18">r</text:span><text:span text:style-name="T18">o</text:span><text:span text:style-name="T18">x</text:span><text:span text:style-name="T18">i</text:span><text:span text:style-name="T18">m</text:span><text:span text:style-name="T18">a</text:span><text:span text:style-name="T18">t</text:span><text:span text:style-name="T18">e</text:span><text:span text:style-name="T18"> </text:span><text:span text:style-name="T18">m</text:span><text:span text:style-name="T18">e</text:span><text:span text:style-name="T18">d</text:span><text:span text:style-name="T18">i</text:span><text:span text:style-name="T18">a</text:span><text:span text:style-name="T18">n</text:span><text:span text:style-name="T18"> </text:span></text:p>
          </draw:text-box>
        </draw:frame>
        <draw:frame draw:name="Text Placeholder 5" presentation:style-name="pr12" draw:text-style-name="P18" draw:layer="layout" svg:width="21.589cm" svg:height="4.166cm" svg:x="2.006cm" svg:y="8.074cm" presentation:class="outline" presentation:placeholder="true" presentation:user-transformed="true">
          <draw:text-box/>
        </draw:frame>
        <draw:frame draw:name="Slide Number Placeholder 3" presentation:style-name="pr1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roximate median" draw:style-name="dp1" draw:master-page-name="Title_20_and_20_Content" presentation:presentation-page-layout-name="AL2T11">
        <draw:frame draw:name="Title 4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19">A</text:span><text:span text:style-name="T19">p</text:span><text:span text:style-name="T19">p</text:span><text:span text:style-name="T19">r</text:span><text:span text:style-name="T19">o</text:span><text:span text:style-name="T19">x</text:span><text:span text:style-name="T19">i</text:span><text:span text:style-name="T19">m</text:span><text:span text:style-name="T19">a</text:span><text:span text:style-name="T19">t</text:span><text:span text:style-name="T19">e</text:span><text:span text:style-name="T19"> </text:span><text:span text:style-name="T19">m</text:span><text:span text:style-name="T19">e</text:span><text:span text:style-name="T19">d</text:span><text:span text:style-name="T19">i</text:span><text:span text:style-name="T19">a</text:span><text:span text:style-name="T19">n</text:span></text:p>
          </draw:text-box>
        </draw:frame>
        <draw:frame draw:name="Content Placeholder 5" presentation:style-name="pr15" draw:text-style-name="P2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9"><text:span text:style-name="T20"> 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Down Ribbon 6" draw:style-name="gr5" draw:text-style-name="P21" draw:layer="layout" svg:width="17.567cm" svg:height="2.327cm" svg:x="3.81cm" svg:y="15.875cm">
          <text:p text:style-name="P1"><text:span text:style-name="T21">For </text:span><text:span text:style-name="T22">n </text:span><text:span text:style-name="T21">~ a million, the error probability is .</text:span></text:p>
          <draw:enhanced-geometry draw:mirror-horizontal="false" draw:mirror-vertical="false" svg:viewBox="0 0 0 0" draw:text-areas="?f6 ?f16 ?f7 ?f22" draw:type="ooxml-ribbon" draw:modifiers="16667 75000" draw:enhanced-path="M 0 0 L ?f13 0 L ?f9 ?f15 L ?f10 ?f16 L ?f14 ?f15 L ?f31 0 ?f3 ?f18 ?f31 ?f17 ?f7 ?f17 ?f7 ?f20 L ?f9 ?f22 L ?f6 ?f17 0 ?f17 ?f2 ?f18 Z S N M ?f11 ?f19 L ?f9 ?f15 L ?f11 ?f16 Z M ?f12 ?f19 L ?f10 ?f15 L ?f12 ?f16 Z  S N M 0 0 L ?f13 0 L ?f9 ?f15 L ?f10 ?f16 L ?f14 ?f15 L ?f31 0 ?f3 ?f18 ?f31 ?f17 ?f7 ?f17 ?f7 ?f20 L ?f9 ?f22 L ?f6 ?f17 0 ?f17 ?f2 ?f18 Z M ?f11 ?f19 L ?f11 ?f16 M ?f12 ?f16 L ?f12 ?f19 M ?f6 ?f17 L ?f6 ?f21 M ?f7 ?f21 L ?f7 ?f17 F N" drawooo:enhanced-path="M 0 0 L ?f13 0 G ?f8 ?f19 ?f23 ?f24 L ?f9 ?f15 G ?f8 ?f19 ?f25 ?f26 L ?f10 ?f16 G ?f8 ?f19 ?f27 ?f28 L ?f14 ?f15 G ?f8 ?f19 ?f29 ?f30 L ?f31 0 ?f3 ?f18 ?f31 ?f17 ?f7 ?f17 ?f7 ?f20 G ?f8 ?f19 ?f32 ?f33 L ?f9 ?f22 G ?f8 ?f19 ?f34 ?f35 L ?f6 ?f17 0 ?f17 ?f2 ?f18 Z S N M ?f11 ?f19 G ?f8 ?f19 ?f36 ?f37 L ?f9 ?f15 G ?f8 ?f19 ?f38 ?f39 L ?f11 ?f16 Z M ?f12 ?f19 G ?f8 ?f19 ?f40 ?f41 L ?f10 ?f15 G ?f8 ?f19 ?f42 ?f43 L ?f12 ?f16 Z I S N M 0 0 L ?f13 0 G ?f8 ?f19 ?f44 ?f45 L ?f9 ?f15 G ?f8 ?f19 ?f46 ?f47 L ?f10 ?f16 G ?f8 ?f19 ?f48 ?f49 L ?f14 ?f15 G ?f8 ?f19 ?f50 ?f51 L ?f31 0 ?f3 ?f18 ?f31 ?f17 ?f7 ?f17 ?f7 ?f20 G ?f8 ?f19 ?f52 ?f53 L ?f9 ?f22 G ?f8 ?f19 ?f54 ?f55 L ?f6 ?f17 0 ?f17 ?f2 ?f18 Z M ?f11 ?f19 L ?f11 ?f16 M ?f12 ?f16 L ?f12 ?f19 M ?f6 ?f17 L ?f6 ?f21 M ?f7 ?f21 L ?f7 ?f17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*?f0 /100000"/>
            <draw:equation draw:name="f17" draw:formula="logheight+0-?f16 "/>
            <draw:equation draw:name="f18" draw:formula="?f17 *1/2"/>
            <draw:equation draw:name="f19" draw:formula="logheight*?f0 /400000"/>
            <draw:equation draw:name="f20" draw:formula="logheight+0-?f19 "/>
            <draw:equation draw:name="f21" draw:formula="?f16 +0-?f19 "/>
            <draw:equation draw:name="f22" draw:formula="logheight"/>
            <draw:equation draw:name="f23" draw:formula="(16200000)/60000.0"/>
            <draw:equation draw:name="f24" draw:formula="(10800000)/60000.0"/>
            <draw:equation draw:name="f25" draw:formula="(16200000)/60000.0"/>
            <draw:equation draw:name="f26" draw:formula="(-10800000)/60000.0"/>
            <draw:equation draw:name="f27" draw:formula="(5400000)/60000.0"/>
            <draw:equation draw:name="f28" draw:formula="(-10800000)/60000.0"/>
            <draw:equation draw:name="f29" draw:formula="(5400000)/60000.0"/>
            <draw:equation draw:name="f30" draw:formula="(10800000)/60000.0"/>
            <draw:equation draw:name="f31" draw:formula="logwidth"/>
            <draw:equation draw:name="f32" draw:formula="(0)/60000.0"/>
            <draw:equation draw:name="f33" draw:formula="(5400000)/60000.0"/>
            <draw:equation draw:name="f34" draw:formula="(5400000)/60000.0"/>
            <draw:equation draw:name="f35" draw:formula="(5400000)/60000.0"/>
            <draw:equation draw:name="f36" draw:formula="(0)/60000.0"/>
            <draw:equation draw:name="f37" draw:formula="(5400000)/60000.0"/>
            <draw:equation draw:name="f38" draw:formula="(16200000)/60000.0"/>
            <draw:equation draw:name="f39" draw:formula="(-10800000)/60000.0"/>
            <draw:equation draw:name="f40" draw:formula="(10800000)/60000.0"/>
            <draw:equation draw:name="f41" draw:formula="(-5400000)/60000.0"/>
            <draw:equation draw:name="f42" draw:formula="(16200000)/60000.0"/>
            <draw:equation draw:name="f43" draw:formula="(10800000)/60000.0"/>
            <draw:equation draw:name="f44" draw:formula="(16200000)/60000.0"/>
            <draw:equation draw:name="f45" draw:formula="(10800000)/60000.0"/>
            <draw:equation draw:name="f46" draw:formula="(16200000)/60000.0"/>
            <draw:equation draw:name="f47" draw:formula="(-10800000)/60000.0"/>
            <draw:equation draw:name="f48" draw:formula="(5400000)/60000.0"/>
            <draw:equation draw:name="f49" draw:formula="(-10800000)/60000.0"/>
            <draw:equation draw:name="f50" draw:formula="(5400000)/60000.0"/>
            <draw:equation draw:name="f51" draw:formula="(10800000)/60000.0"/>
            <draw:equation draw:name="f52" draw:formula="(0)/60000.0"/>
            <draw:equation draw:name="f53" draw:formula="(5400000)/60000.0"/>
            <draw:equation draw:name="f54" draw:formula="(5400000)/60000.0"/>
            <draw:equation draw:name="f55" draw:formula="(5400000)/60000.0"/>
            <draw:handle draw:handle-position="?f5 ?f16" draw:handle-range-y-maximum="33333" draw:handle-range-y-minimum="0"/>
            <draw:handle draw:handle-position="?f6 0" draw:handle-range-x-maximum="75000" draw:handle-range-x-minimum="25000"/>
          </draw:enhanced-geometry>
        </draw:custom-shape>
        <draw:custom-shape draw:name="Down Ribbon 6" draw:style-name="gr6" draw:text-style-name="P22" draw:layer="layout" svg:width="17.567cm" svg:height="2.327cm" svg:x="3.81cm" svg:y="15.875cm">
          <text:p text:style-name="P15"><text:span text:style-name="T23"> </text:span></text:p>
          <draw:enhanced-geometry draw:mirror-horizontal="false" draw:mirror-vertical="false" svg:viewBox="0 0 0 0" draw:text-areas="?f6 ?f16 ?f7 ?f22" draw:type="ooxml-ribbon" draw:modifiers="16667 75000" draw:enhanced-path="M 0 0 L ?f13 0 L ?f9 ?f15 L ?f10 ?f16 L ?f14 ?f15 L ?f31 0 ?f3 ?f18 ?f31 ?f17 ?f7 ?f17 ?f7 ?f20 L ?f9 ?f22 L ?f6 ?f17 0 ?f17 ?f2 ?f18 Z S N M ?f11 ?f19 L ?f9 ?f15 L ?f11 ?f16 Z M ?f12 ?f19 L ?f10 ?f15 L ?f12 ?f16 Z  S N M 0 0 L ?f13 0 L ?f9 ?f15 L ?f10 ?f16 L ?f14 ?f15 L ?f31 0 ?f3 ?f18 ?f31 ?f17 ?f7 ?f17 ?f7 ?f20 L ?f9 ?f22 L ?f6 ?f17 0 ?f17 ?f2 ?f18 Z M ?f11 ?f19 L ?f11 ?f16 M ?f12 ?f16 L ?f12 ?f19 M ?f6 ?f17 L ?f6 ?f21 M ?f7 ?f21 L ?f7 ?f17 F N" drawooo:enhanced-path="M 0 0 L ?f13 0 G ?f8 ?f19 ?f23 ?f24 L ?f9 ?f15 G ?f8 ?f19 ?f25 ?f26 L ?f10 ?f16 G ?f8 ?f19 ?f27 ?f28 L ?f14 ?f15 G ?f8 ?f19 ?f29 ?f30 L ?f31 0 ?f3 ?f18 ?f31 ?f17 ?f7 ?f17 ?f7 ?f20 G ?f8 ?f19 ?f32 ?f33 L ?f9 ?f22 G ?f8 ?f19 ?f34 ?f35 L ?f6 ?f17 0 ?f17 ?f2 ?f18 Z S N M ?f11 ?f19 G ?f8 ?f19 ?f36 ?f37 L ?f9 ?f15 G ?f8 ?f19 ?f38 ?f39 L ?f11 ?f16 Z M ?f12 ?f19 G ?f8 ?f19 ?f40 ?f41 L ?f10 ?f15 G ?f8 ?f19 ?f42 ?f43 L ?f12 ?f16 Z I S N M 0 0 L ?f13 0 G ?f8 ?f19 ?f44 ?f45 L ?f9 ?f15 G ?f8 ?f19 ?f46 ?f47 L ?f10 ?f16 G ?f8 ?f19 ?f48 ?f49 L ?f14 ?f15 G ?f8 ?f19 ?f50 ?f51 L ?f31 0 ?f3 ?f18 ?f31 ?f17 ?f7 ?f17 ?f7 ?f20 G ?f8 ?f19 ?f52 ?f53 L ?f9 ?f22 G ?f8 ?f19 ?f54 ?f55 L ?f6 ?f17 0 ?f17 ?f2 ?f18 Z M ?f11 ?f19 L ?f11 ?f16 M ?f12 ?f16 L ?f12 ?f19 M ?f6 ?f17 L ?f6 ?f21 M ?f7 ?f21 L ?f7 ?f17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*?f0 /100000"/>
            <draw:equation draw:name="f17" draw:formula="logheight+0-?f16 "/>
            <draw:equation draw:name="f18" draw:formula="?f17 *1/2"/>
            <draw:equation draw:name="f19" draw:formula="logheight*?f0 /400000"/>
            <draw:equation draw:name="f20" draw:formula="logheight+0-?f19 "/>
            <draw:equation draw:name="f21" draw:formula="?f16 +0-?f19 "/>
            <draw:equation draw:name="f22" draw:formula="logheight"/>
            <draw:equation draw:name="f23" draw:formula="(16200000)/60000.0"/>
            <draw:equation draw:name="f24" draw:formula="(10800000)/60000.0"/>
            <draw:equation draw:name="f25" draw:formula="(16200000)/60000.0"/>
            <draw:equation draw:name="f26" draw:formula="(-10800000)/60000.0"/>
            <draw:equation draw:name="f27" draw:formula="(5400000)/60000.0"/>
            <draw:equation draw:name="f28" draw:formula="(-10800000)/60000.0"/>
            <draw:equation draw:name="f29" draw:formula="(5400000)/60000.0"/>
            <draw:equation draw:name="f30" draw:formula="(10800000)/60000.0"/>
            <draw:equation draw:name="f31" draw:formula="logwidth"/>
            <draw:equation draw:name="f32" draw:formula="(0)/60000.0"/>
            <draw:equation draw:name="f33" draw:formula="(5400000)/60000.0"/>
            <draw:equation draw:name="f34" draw:formula="(5400000)/60000.0"/>
            <draw:equation draw:name="f35" draw:formula="(5400000)/60000.0"/>
            <draw:equation draw:name="f36" draw:formula="(0)/60000.0"/>
            <draw:equation draw:name="f37" draw:formula="(5400000)/60000.0"/>
            <draw:equation draw:name="f38" draw:formula="(16200000)/60000.0"/>
            <draw:equation draw:name="f39" draw:formula="(-10800000)/60000.0"/>
            <draw:equation draw:name="f40" draw:formula="(10800000)/60000.0"/>
            <draw:equation draw:name="f41" draw:formula="(-5400000)/60000.0"/>
            <draw:equation draw:name="f42" draw:formula="(16200000)/60000.0"/>
            <draw:equation draw:name="f43" draw:formula="(10800000)/60000.0"/>
            <draw:equation draw:name="f44" draw:formula="(16200000)/60000.0"/>
            <draw:equation draw:name="f45" draw:formula="(10800000)/60000.0"/>
            <draw:equation draw:name="f46" draw:formula="(16200000)/60000.0"/>
            <draw:equation draw:name="f47" draw:formula="(-10800000)/60000.0"/>
            <draw:equation draw:name="f48" draw:formula="(5400000)/60000.0"/>
            <draw:equation draw:name="f49" draw:formula="(-10800000)/60000.0"/>
            <draw:equation draw:name="f50" draw:formula="(5400000)/60000.0"/>
            <draw:equation draw:name="f51" draw:formula="(10800000)/60000.0"/>
            <draw:equation draw:name="f52" draw:formula="(0)/60000.0"/>
            <draw:equation draw:name="f53" draw:formula="(5400000)/60000.0"/>
            <draw:equation draw:name="f54" draw:formula="(5400000)/60000.0"/>
            <draw:equation draw:name="f55" draw:formula="(5400000)/60000.0"/>
            <draw:handle draw:handle-position="?f5 ?f16" draw:handle-range-y-maximum="33333" draw:handle-range-y-minimum="0"/>
            <draw:handle draw:handle-position="?f6 0" draw:handle-range-x-maximum="75000" draw:handle-range-x-minimum="250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 :  randomized Quick Sort " draw:style-name="dp3" draw:master-page-name="Section_20_Header" xml:id="id14" draw:id="id14">
        <draw:frame draw:name="Title 4" presentation:style-name="pr11" draw:text-style-name="P17" draw:layer="layout" svg:width="21.589cm" svg:height="3.783cm" svg:x="2.006cm" svg:y="7.435cm" presentation:class="title" presentation:user-transformed="true">
          <draw:text-box>
            <text:p text:style-name="P15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2</text:span><text:span text:style-name="T16"> </text:span><text:span text:style-name="T17">:</text:span><text:span text:style-name="T17"> </text:span><text:span text:style-name="T18"><text:s/></text:span><text:span text:style-name="T18">r</text:span><text:span text:style-name="T18">a</text:span><text:span text:style-name="T18">n</text:span><text:span text:style-name="T18">d</text:span><text:span text:style-name="T18">o</text:span><text:span text:style-name="T18">m</text:span><text:span text:style-name="T18">i</text:span><text:span text:style-name="T18">z</text:span><text:span text:style-name="T18">e</text:span><text:span text:style-name="T18">d</text:span><text:span text:style-name="T18"> </text:span><text:span text:style-name="T18">Q</text:span><text:span text:style-name="T18">u</text:span><text:span text:style-name="T18">i</text:span><text:span text:style-name="T18">c</text:span><text:span text:style-name="T18">k</text:span><text:span text:style-name="T18"> </text:span><text:span text:style-name="T18">S</text:span><text:span text:style-name="T18">o</text:span><text:span text:style-name="T18">r</text:span><text:span text:style-name="T18">t</text:span><text:span text:style-name="T18"> </text:span></text:p>
          </draw:text-box>
        </draw:frame>
        <draw:frame draw:name="Text Placeholder 5" presentation:style-name="pr16" draw:text-style-name="P18" draw:layer="layout" svg:width="21.589cm" svg:height="4.166cm" svg:x="2.006cm" svg:y="8.074cm" presentation:class="outline" presentation:placeholder="true" presentation:user-transformed="true">
          <draw:text-box/>
        </draw:frame>
        <draw:frame draw:name="Slide Number Placeholder 3" presentation:style-name="pr1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" draw:style-name="dp3" draw:master-page-name="Title_20_and_20_Content" presentation:presentation-page-layout-name="AL2T11" xml:id="id15" draw:id="id15">
        <draw:frame draw:name="Title 4" presentation:style-name="pr5" draw:text-style-name="P8" draw:layer="layout" svg:width="22.859cm" svg:height="3.174cm" svg:x="1.27cm" svg:y="0.847cm" presentation:class="title" presentation:user-transformed="true">
          <draw:text-box>
            <text:p/>
          </draw:text-box>
        </draw:frame>
        <draw:frame draw:name="Title 4" presentation:style-name="pr17" draw:text-style-name="P23" draw:layer="layout" svg:width="22.859cm" svg:height="3.174cm" svg:x="1.27cm" svg:y="0.847cm" presentation:class="title" presentation:user-transformed="true">
          <draw:text-box>
            <text:p text:style-name="P1"><text:span text:style-name="T24"> </text:span></text:p>
          </draw:text-box>
        </draw:frame>
        <draw:frame draw:name="Content Placeholder 5" presentation:style-name="pr6" draw:text-style-name="P10" draw:layer="layout" svg:width="22.647cm" svg:height="14.181cm" svg:x="1.27cm" svg:y="3.81cm" presentation:class="outline" presentation:placeholder="true" presentation:user-transformed="true">
          <draw:text-box/>
        </draw:frame>
        <draw:frame draw:name="Content Placeholder 5" presentation:style-name="pr18" draw:text-style-name="P24" draw:layer="layout" svg:width="22.647cm" svg:height="14.181cm" svg:x="1.27cm" svg:y="3.81cm" presentation:class="outline" presentation:user-transformed="true">
          <draw:text-box>
            <text:list text:style-name="L5">
              <text:list-item>
                <text:p text:style-name="P19"><text:span text:style-name="T20"> 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" draw:style-name="dp3" draw:master-page-name="Title_20_and_20_Content" presentation:presentation-page-layout-name="AL2T11" xml:id="id16" draw:id="id16">
        <draw:frame draw:name="Title 1" presentation:style-name="pr19" draw:text-style-name="P25" draw:layer="layout" svg:width="22.859cm" svg:height="3.174cm" svg:x="1.27cm" svg:y="0.635cm" presentation:class="title" presentation:user-transformed="true">
          <draw:text-box>
            <text:p text:style-name="P1"><text:span text:style-name="T24"> </text:span></text:p>
          </draw:text-box>
        </draw:frame>
        <draw:frame draw:name="Content Placeholder 2" presentation:style-name="pr20" draw:text-style-name="P26" draw:layer="layout" svg:width="23.282cm" svg:height="13.757cm" svg:x="1.27cm" svg:y="3.81cm" presentation:class="outline" presentation:user-transformed="true">
          <draw:text-box>
            <text:list text:style-name="L5">
              <text:list-item>
                <text:p text:style-name="P19"><text:span text:style-name="T20"> 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" draw:style-name="dp3" draw:master-page-name="Title_20_and_20_Content" presentation:presentation-page-layout-name="AL2T11" xml:id="id17" draw:id="id17">
        <draw:frame draw:name="Title 1" presentation:style-name="pr5" draw:text-style-name="P8" draw:layer="layout" svg:width="22.859cm" svg:height="3.174cm" svg:x="1.27cm" svg:y="0.635cm" presentation:class="title" presentation:user-transformed="true">
          <draw:text-box>
            <text:p text:style-name="P1"><text:span text:style-name="T19">R</text:span><text:span text:style-name="T19">a</text:span><text:span text:style-name="T19">n</text:span><text:span text:style-name="T19">d</text:span><text:span text:style-name="T19">o</text:span><text:span text:style-name="T19">m</text:span><text:span text:style-name="T19">i</text:span><text:span text:style-name="T19">z</text:span><text:span text:style-name="T19">e</text:span><text:span text:style-name="T19">d</text:span><text:span text:style-name="T25"> </text:span><text:span text:style-name="T26">Q</text:span><text:span text:style-name="T26">u</text:span><text:span text:style-name="T26">i</text:span><text:span text:style-name="T26">c</text:span><text:span text:style-name="T26">k</text:span><text:span text:style-name="T26">S</text:span><text:span text:style-name="T26">o</text:span><text:span text:style-name="T26">r</text:span><text:span text:style-name="T26">t</text:span><text:span text:style-name="T25">(</text:span><text:span text:style-name="T25">)</text:span><text:span text:style-name="T25"><text:line-break/></text:span><text:span text:style-name="T7">W</text:span><text:span text:style-name="T7">h</text:span><text:span text:style-name="T7">e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i</text:span><text:span text:style-name="T7">s</text:span><text:span text:style-name="T7"> </text:span><text:span text:style-name="T7">s</text:span><text:span text:style-name="T7">t</text:span><text:span text:style-name="T7">o</text:span><text:span text:style-name="T7">r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a</text:span><text:span text:style-name="T7">n</text:span><text:span text:style-name="T7"> </text:span><text:span text:style-name="T7">a</text:span><text:span text:style-name="T7">r</text:span><text:span text:style-name="T7">r</text:span><text:span text:style-name="T7">a</text:span><text:span text:style-name="T7">y</text:span><text:span text:style-name="T27"> </text:span></text:p>
          </draw:text-box>
        </draw:frame>
        <draw:frame draw:name="Title 1" presentation:style-name="pr21" draw:text-style-name="P27" draw:layer="layout" svg:width="22.859cm" svg:height="3.174cm" svg:x="1.27cm" svg:y="0.635cm" presentation:class="title" presentation:user-transformed="true">
          <draw:text-box>
            <text:p text:style-name="P1"><text:span text:style-name="T24"> </text:span></text:p>
          </draw:text-box>
        </draw:frame>
        <draw:frame draw:name="Content Placeholder 2" presentation:style-name="pr6" draw:text-style-name="P10" draw:layer="layout" svg:width="23.282cm" svg:height="13.757cm" svg:x="1.27cm" svg:y="3.81cm" presentation:class="outline" presentation:user-transformed="true">
          <draw:text-box>
            <text:p text:style-name="P13"><text:span text:style-name="T28"/></text:p>
            <text:p text:style-name="P13"><text:span text:style-name="T28">QuickSort</text:span><text:span text:style-name="T29">(,,</text:span><text:span text:style-name="T30"> </text:span><text:span text:style-name="T29">)</text:span></text:p>
            <text:p text:style-name="P13"><text:span text:style-name="T29">{ <text:s text:c="7"/>If ( &lt;</text:span><text:span text:style-name="T30"> </text:span><text:span text:style-name="T29">)</text:span></text:p>
            <text:p text:style-name="P13"><text:span text:style-name="T29"><text:s text:c="25"/></text:span><text:span text:style-name="T31"></text:span><text:span text:style-name="T29"> </text:span><text:span text:style-name="T29">[]; </text:span></text:p>
            <text:p text:style-name="P13"><text:span text:style-name="T31"></text:span><text:span text:style-name="T29"> </text:span><text:span text:style-name="T28">Partition</text:span><text:span text:style-name="T29">(,,,</text:span><text:span text:style-name="T32">x</text:span><text:span text:style-name="T29">); </text:span></text:p>
            <text:p text:style-name="P13"><text:span text:style-name="T10"><text:s text:c="24"/></text:span><text:span text:style-name="T28">QuickSort</text:span><text:span text:style-name="T29">(,,</text:span><text:span text:style-name="T30"> </text:span><text:span text:style-name="T29">);</text:span></text:p>
            <text:p text:style-name="P13"><text:span text:style-name="T29"><text:s text:c="24"/></text:span><text:span text:style-name="T28">QuickSort</text:span><text:span text:style-name="T29">(,,</text:span><text:span text:style-name="T30"> </text:span><text:span text:style-name="T29">)</text:span></text:p>
            <text:p text:style-name="P13"><text:span text:style-name="T29">}</text:span></text:p>
            <text:list text:style-name="L4">
              <text:list-item>
                <text:p text:style-name="P13"><text:span text:style-name="T29">Distribution </text:span><text:span text:style-name="T10">insensitive: </text:span><text:span text:style-name="T33">Time taken does </text:span><text:span text:style-name="T34">not</text:span><text:span text:style-name="T35"> depend </text:span><text:span text:style-name="T33"><text:s/>on initial permutation of .</text:span></text:p>
              </text:list-item>
              <text:list-item>
                <text:p text:style-name="P13"><text:span text:style-name="T10">Time taken</text:span><text:span text:style-name="T29"> depends </text:span><text:span text:style-name="T10">upon the </text:span><text:span text:style-name="T29">random</text:span><text:span text:style-name="T10"> choices of pivot elements</text:span><text:span text:style-name="T29">.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For a given input, Expected(</text:span><text:span text:style-name="T29">average) </text:span><text:span text:style-name="T10">running time: <text:s text:c="7"/></text:span><text:span text:style-name="T29">O(</text:span><text:span text:style-name="T30">n</text:span><text:span text:style-name="T29"> log </text:span><text:span text:style-name="T30">n</text:span><text:span text:style-name="T29">)</text:span></text:p>
                  </text:list-item>
                  <text:list-item>
                    <text:p text:style-name="P13"><text:span text:style-name="T29">Worst </text:span><text:span text:style-name="T10">case running time: <text:s text:c="53"/></text:span><text:span text:style-name="T29">O()</text:span></text:p>
                  </text:list-item>
                </text:list>
              </text:list-item>
            </text:list>
            <text:p text:style-name="P13"><text:span text:style-name="T28"/></text:p>
            <text:p text:style-name="P13"><text:span text:style-name="T28"/></text:p>
            <text:p text:style-name="P13"><text:span text:style-name="T29"/></text:p>
          </draw:text-box>
        </draw:frame>
        <draw:frame draw:name="Content Placeholder 2" presentation:style-name="pr22" draw:text-style-name="P28" draw:layer="layout" svg:width="23.282cm" svg:height="13.757cm" svg:x="1.27cm" svg:y="3.81cm" presentation:class="outline" presentation:user-transformed="true">
          <draw:text-box>
            <text:list text:style-name="L5">
              <text:list-item>
                <text:p text:style-name="P19"><text:span text:style-name="T20"> 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Rounded Rectangle 4" draw:style-name="gr7" draw:text-style-name="P29" draw:layer="layout" svg:width="15.451cm" svg:height="0.846cm" svg:x="6.773cm" svg:y="6.985cm">
          <text:p text:style-name="P1"><text:span text:style-name="T36">an element selected </text:span><text:span text:style-name="T37">randomly </text:span><text:span text:style-name="T36">uniformly from [..];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8" draw:text-style-name="P30" xml:id="id18" draw:id="id18" draw:layer="layout" svg:width="15.451cm" svg:height="0.846cm" svg:x="6.773cm" svg:y="6.985cm">
          <text:p text:style-name="P15"><text:span text:style-name="T23"> 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s of Randomized Algorithms" draw:style-name="dp3" draw:master-page-name="Title_20_and_20_Content" presentation:presentation-page-layout-name="AL2T11" xml:id="id19" draw:id="id19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38">T</text:span><text:span text:style-name="T38">y</text:span><text:span text:style-name="T38">p</text:span><text:span text:style-name="T38">e</text:span><text:span text:style-name="T38">s</text:span><text:span text:style-name="T38"> </text:span><text:span text:style-name="T38">o</text:span><text:span text:style-name="T38">f</text:span><text:span text:style-name="T38"> </text:span><text:span text:style-name="T38">R</text:span><text:span text:style-name="T38">a</text:span><text:span text:style-name="T38">n</text:span><text:span text:style-name="T38">d</text:span><text:span text:style-name="T38">o</text:span><text:span text:style-name="T38">m</text:span><text:span text:style-name="T38">i</text:span><text:span text:style-name="T38">z</text:span><text:span text:style-name="T38">e</text:span><text:span text:style-name="T38">d</text:span><text:span text:style-name="T38"> </text:span><text:span text:style-name="T38">A</text:span><text:span text:style-name="T38">l</text:span><text:span text:style-name="T38">g</text:span><text:span text:style-name="T38">o</text:span><text:span text:style-name="T38">r</text:span><text:span text:style-name="T38">i</text:span><text:span text:style-name="T38">t</text:span><text:span text:style-name="T38">h</text:span><text:span text:style-name="T38">m</text:span><text:span text:style-name="T38">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3"><text:span text:style-name="T29"/></text:p>
            <text:p xml:id="id20" text:id="id20" text:style-name="P13"><text:span text:style-name="T29">Randomized </text:span><text:span text:style-name="T39">Las Vegas </text:span><text:span text:style-name="T29">Algorithms:</text:span></text:p>
            <text:list text:style-name="L4">
              <text:list-item>
                <text:p xml:id="id21" text:id="id21" text:style-name="P13"><text:span text:style-name="T10">Output is always correct</text:span></text:p>
              </text:list-item>
              <text:list-item>
                <text:p xml:id="id22" text:id="id22" text:style-name="P13"><text:span text:style-name="T10">Running time is a </text:span><text:span text:style-name="T29">random variable</text:span></text:p>
              </text:list-item>
            </text:list>
            <text:p xml:id="id23" text:id="id23" text:style-name="P13"><text:span text:style-name="T29">Example: </text:span><text:span text:style-name="T40">Randomized Quick Sort</text:span></text:p>
            <text:p text:style-name="P13"><text:span text:style-name="T10"/></text:p>
            <text:p text:style-name="P13"><text:span text:style-name="T29"/></text:p>
            <text:p xml:id="id24" text:id="id24" text:style-name="P13"><text:span text:style-name="T29">Randomized </text:span><text:span text:style-name="T39">Monte Carlo </text:span><text:span text:style-name="T29">Algorithms:</text:span></text:p>
            <text:list text:continue-numbering="true" text:style-name="L4">
              <text:list-item>
                <text:p xml:id="id25" text:id="id25" text:style-name="P13"><text:span text:style-name="T10">Output may be incorrect with some probability</text:span></text:p>
              </text:list-item>
              <text:list-item>
                <text:p xml:id="id26" text:id="id26" text:style-name="P13"><text:span text:style-name="T10">Running time is deterministic.</text:span></text:p>
              </text:list-item>
            </text:list>
            <text:p xml:id="id27" text:id="id27" text:style-name="P13"><text:span text:style-name="T29">Example: <text:s text:c="3"/></text:span><text:span text:style-name="T10">Randomized algorithm for </text:span><text:span text:style-name="T40">approximate median</text:span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31"><text:span text:style-name="T7"/></text:p>
            <text:p text:style-name="P31"><text:span text:style-name="T7"/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1s" smil:fill="hold" smil:targetElement="id2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  <anim:animate smil:dur="1s" smil:fill="hold" smil:targetElement="id25" anim:sub-item="text" smil:attributeName="x" smil:values="x;x" smil:keyTimes="0;1"/>
                  <anim:animate smil:dur="1s" smil:fill="hold" smil:targetElement="id2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1s" smil:fill="hold" smil:targetElement="id26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ection_20_Header" xml:id="id28" draw:id="id28">
        <draw:frame draw:name="Title 4" presentation:style-name="pr11" draw:text-style-name="P17" draw:layer="layout" svg:width="21.589cm" svg:height="3.783cm" svg:x="2.006cm" svg:y="6.985cm" presentation:class="title" presentation:user-transformed="true">
          <draw:text-box>
            <text:p text:style-name="P15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M</text:span><text:span text:style-name="T16">o</text:span><text:span text:style-name="T16">t</text:span><text:span text:style-name="T16">i</text:span><text:span text:style-name="T16">v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7">f</text:span><text:span text:style-name="T17">o</text:span><text:span text:style-name="T17">r</text:span><text:span text:style-name="T17"><text:line-break/>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i</text:span><text:span text:style-name="T17">z</text:span><text:span text:style-name="T17">e</text:span><text:span text:style-name="T17">d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i</text:span><text:span text:style-name="T17">t</text:span><text:span text:style-name="T17">h</text:span><text:span text:style-name="T17">m</text:span><text:span text:style-name="T17">s</text:span><text:span text:style-name="T17"> </text:span></text:p>
          </draw:text-box>
        </draw:frame>
        <draw:frame draw:name="Text Placeholder 5" presentation:style-name="pr23" draw:text-style-name="P18" draw:layer="layout" svg:width="21.589cm" svg:height="4.166cm" svg:x="2.006cm" svg:y="8.074cm" presentation:class="outline" presentation:placeholder="true" presentation:user-transformed="true">
          <draw:text-box/>
        </draw:frame>
        <draw:frame draw:name="Slide Number Placeholder 3" presentation:style-name="pr1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 xml:id="id29" draw:id="id29">
        <draw:frame draw:name="Title 4" presentation:style-name="pr24" draw:text-style-name="P32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5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“</text:span><text:span text:style-name="T7">Randomized algorithm for a problem is usually <text:s/></text:span><text:span text:style-name="T4">simpler</text:span><text:span text:style-name="T7"> and </text:span><text:span text:style-name="T4">more efficient</text:span><text:span text:style-name="T7"> than its deterministic counterpart.” 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: Sorting" draw:style-name="dp3" draw:master-page-name="Title_20_and_20_Content" presentation:presentation-page-layout-name="AL2T11" xml:id="id30" draw:id="id30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 </text:span><text:span text:style-name="T25">1</text:span><text:span text:style-name="T25">:</text:span><text:span text:style-name="T25"> </text:span><text:span text:style-name="T41">S</text:span><text:span text:style-name="T41">o</text:span><text:span text:style-name="T41">r</text:span><text:span text:style-name="T41">t</text:span><text:span text:style-name="T41">i</text:span><text:span text:style-name="T41">n</text:span><text:span text:style-name="T41">g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3"><text:span text:style-name="T29">Deterministic Algorithms: </text:span></text:p>
            <text:list text:style-name="L7">
              <text:list-item>
                <text:p text:style-name="P33"><text:span text:style-name="T42">Heap sort</text:span></text:p>
              </text:list-item>
              <text:list-item>
                <text:p text:style-name="P33"><text:span text:style-name="T42">Merge Sort</text:span></text:p>
              </text:list-item>
            </text:list>
            <text:p text:style-name="P33"><text:span text:style-name="T33"/></text:p>
            <text:p text:style-name="P13"><text:span text:style-name="T29">Randomized </text:span><text:span text:style-name="T39">Las Vegas</text:span><text:span text:style-name="T29"> algorithm:</text:span></text:p>
            <text:list text:continue-numbering="true" text:style-name="L7">
              <text:list-item>
                <text:p text:style-name="P33"><text:span text:style-name="T42">Randomized Quick sort</text:span></text:p>
              </text:list-item>
            </text:list>
            <text:p text:style-name="P13"><text:span text:style-name="T10"/></text:p>
            <text:p text:style-name="P33"><text:span text:style-name="T33">Randomized Quick sort almost always </text:span><text:span text:style-name="T43">outperforms</text:span><text:span text:style-name="T33"> heap sort and merge sort.</text:span></text:p>
            <text:p text:style-name="P33"><text:span text:style-name="T43">Probability</text:span><text:span text:style-name="T33">[running time of quick sort exceeds twice its expected time] &lt; <text:s/>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Down Ribbon 4" draw:style-name="gr9" draw:text-style-name="P34" draw:layer="layout" svg:width="17.567cm" svg:height="2.327cm" svg:x="3.81cm" svg:y="13.97cm">
          <text:p text:style-name="P1"><text:span text:style-name="T21">For = 1 million, this probability is </text:span></text:p>
          <draw:enhanced-geometry draw:mirror-horizontal="false" draw:mirror-vertical="false" svg:viewBox="0 0 0 0" draw:text-areas="?f6 ?f16 ?f7 ?f22" draw:type="ooxml-ribbon" draw:modifiers="16667 75000" draw:enhanced-path="M 0 0 L ?f13 0 L ?f9 ?f15 L ?f10 ?f16 L ?f14 ?f15 L ?f31 0 ?f3 ?f18 ?f31 ?f17 ?f7 ?f17 ?f7 ?f20 L ?f9 ?f22 L ?f6 ?f17 0 ?f17 ?f2 ?f18 Z S N M ?f11 ?f19 L ?f9 ?f15 L ?f11 ?f16 Z M ?f12 ?f19 L ?f10 ?f15 L ?f12 ?f16 Z  S N M 0 0 L ?f13 0 L ?f9 ?f15 L ?f10 ?f16 L ?f14 ?f15 L ?f31 0 ?f3 ?f18 ?f31 ?f17 ?f7 ?f17 ?f7 ?f20 L ?f9 ?f22 L ?f6 ?f17 0 ?f17 ?f2 ?f18 Z M ?f11 ?f19 L ?f11 ?f16 M ?f12 ?f16 L ?f12 ?f19 M ?f6 ?f17 L ?f6 ?f21 M ?f7 ?f21 L ?f7 ?f17 F N" drawooo:enhanced-path="M 0 0 L ?f13 0 G ?f8 ?f19 ?f23 ?f24 L ?f9 ?f15 G ?f8 ?f19 ?f25 ?f26 L ?f10 ?f16 G ?f8 ?f19 ?f27 ?f28 L ?f14 ?f15 G ?f8 ?f19 ?f29 ?f30 L ?f31 0 ?f3 ?f18 ?f31 ?f17 ?f7 ?f17 ?f7 ?f20 G ?f8 ?f19 ?f32 ?f33 L ?f9 ?f22 G ?f8 ?f19 ?f34 ?f35 L ?f6 ?f17 0 ?f17 ?f2 ?f18 Z S N M ?f11 ?f19 G ?f8 ?f19 ?f36 ?f37 L ?f9 ?f15 G ?f8 ?f19 ?f38 ?f39 L ?f11 ?f16 Z M ?f12 ?f19 G ?f8 ?f19 ?f40 ?f41 L ?f10 ?f15 G ?f8 ?f19 ?f42 ?f43 L ?f12 ?f16 Z I S N M 0 0 L ?f13 0 G ?f8 ?f19 ?f44 ?f45 L ?f9 ?f15 G ?f8 ?f19 ?f46 ?f47 L ?f10 ?f16 G ?f8 ?f19 ?f48 ?f49 L ?f14 ?f15 G ?f8 ?f19 ?f50 ?f51 L ?f31 0 ?f3 ?f18 ?f31 ?f17 ?f7 ?f17 ?f7 ?f20 G ?f8 ?f19 ?f52 ?f53 L ?f9 ?f22 G ?f8 ?f19 ?f54 ?f55 L ?f6 ?f17 0 ?f17 ?f2 ?f18 Z M ?f11 ?f19 L ?f11 ?f16 M ?f12 ?f16 L ?f12 ?f19 M ?f6 ?f17 L ?f6 ?f21 M ?f7 ?f21 L ?f7 ?f17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*?f0 /100000"/>
            <draw:equation draw:name="f17" draw:formula="logheight+0-?f16 "/>
            <draw:equation draw:name="f18" draw:formula="?f17 *1/2"/>
            <draw:equation draw:name="f19" draw:formula="logheight*?f0 /400000"/>
            <draw:equation draw:name="f20" draw:formula="logheight+0-?f19 "/>
            <draw:equation draw:name="f21" draw:formula="?f16 +0-?f19 "/>
            <draw:equation draw:name="f22" draw:formula="logheight"/>
            <draw:equation draw:name="f23" draw:formula="(16200000)/60000.0"/>
            <draw:equation draw:name="f24" draw:formula="(10800000)/60000.0"/>
            <draw:equation draw:name="f25" draw:formula="(16200000)/60000.0"/>
            <draw:equation draw:name="f26" draw:formula="(-10800000)/60000.0"/>
            <draw:equation draw:name="f27" draw:formula="(5400000)/60000.0"/>
            <draw:equation draw:name="f28" draw:formula="(-10800000)/60000.0"/>
            <draw:equation draw:name="f29" draw:formula="(5400000)/60000.0"/>
            <draw:equation draw:name="f30" draw:formula="(10800000)/60000.0"/>
            <draw:equation draw:name="f31" draw:formula="logwidth"/>
            <draw:equation draw:name="f32" draw:formula="(0)/60000.0"/>
            <draw:equation draw:name="f33" draw:formula="(5400000)/60000.0"/>
            <draw:equation draw:name="f34" draw:formula="(5400000)/60000.0"/>
            <draw:equation draw:name="f35" draw:formula="(5400000)/60000.0"/>
            <draw:equation draw:name="f36" draw:formula="(0)/60000.0"/>
            <draw:equation draw:name="f37" draw:formula="(5400000)/60000.0"/>
            <draw:equation draw:name="f38" draw:formula="(16200000)/60000.0"/>
            <draw:equation draw:name="f39" draw:formula="(-10800000)/60000.0"/>
            <draw:equation draw:name="f40" draw:formula="(10800000)/60000.0"/>
            <draw:equation draw:name="f41" draw:formula="(-5400000)/60000.0"/>
            <draw:equation draw:name="f42" draw:formula="(16200000)/60000.0"/>
            <draw:equation draw:name="f43" draw:formula="(10800000)/60000.0"/>
            <draw:equation draw:name="f44" draw:formula="(16200000)/60000.0"/>
            <draw:equation draw:name="f45" draw:formula="(10800000)/60000.0"/>
            <draw:equation draw:name="f46" draw:formula="(16200000)/60000.0"/>
            <draw:equation draw:name="f47" draw:formula="(-10800000)/60000.0"/>
            <draw:equation draw:name="f48" draw:formula="(5400000)/60000.0"/>
            <draw:equation draw:name="f49" draw:formula="(-10800000)/60000.0"/>
            <draw:equation draw:name="f50" draw:formula="(5400000)/60000.0"/>
            <draw:equation draw:name="f51" draw:formula="(10800000)/60000.0"/>
            <draw:equation draw:name="f52" draw:formula="(0)/60000.0"/>
            <draw:equation draw:name="f53" draw:formula="(5400000)/60000.0"/>
            <draw:equation draw:name="f54" draw:formula="(5400000)/60000.0"/>
            <draw:equation draw:name="f55" draw:formula="(5400000)/60000.0"/>
            <draw:handle draw:handle-position="?f5 ?f16" draw:handle-range-y-maximum="33333" draw:handle-range-y-minimum="0"/>
            <draw:handle draw:handle-position="?f6 0" draw:handle-range-x-maximum="75000" draw:handle-range-x-minimum="25000"/>
          </draw:enhanced-geometry>
        </draw:custom-shape>
        <draw:custom-shape draw:name="Down Ribbon 4" draw:style-name="gr10" draw:text-style-name="P35" xml:id="id31" draw:id="id31" draw:layer="layout" svg:width="17.567cm" svg:height="2.327cm" svg:x="3.81cm" svg:y="13.97cm">
          <text:p text:style-name="P15"><text:span text:style-name="T23"> </text:span></text:p>
          <draw:enhanced-geometry draw:mirror-horizontal="false" draw:mirror-vertical="false" svg:viewBox="0 0 0 0" draw:text-areas="?f6 ?f16 ?f7 ?f22" draw:type="ooxml-ribbon" draw:modifiers="16667 75000" draw:enhanced-path="M 0 0 L ?f13 0 L ?f9 ?f15 L ?f10 ?f16 L ?f14 ?f15 L ?f31 0 ?f3 ?f18 ?f31 ?f17 ?f7 ?f17 ?f7 ?f20 L ?f9 ?f22 L ?f6 ?f17 0 ?f17 ?f2 ?f18 Z S N M ?f11 ?f19 L ?f9 ?f15 L ?f11 ?f16 Z M ?f12 ?f19 L ?f10 ?f15 L ?f12 ?f16 Z  S N M 0 0 L ?f13 0 L ?f9 ?f15 L ?f10 ?f16 L ?f14 ?f15 L ?f31 0 ?f3 ?f18 ?f31 ?f17 ?f7 ?f17 ?f7 ?f20 L ?f9 ?f22 L ?f6 ?f17 0 ?f17 ?f2 ?f18 Z M ?f11 ?f19 L ?f11 ?f16 M ?f12 ?f16 L ?f12 ?f19 M ?f6 ?f17 L ?f6 ?f21 M ?f7 ?f21 L ?f7 ?f17 F N" drawooo:enhanced-path="M 0 0 L ?f13 0 G ?f8 ?f19 ?f23 ?f24 L ?f9 ?f15 G ?f8 ?f19 ?f25 ?f26 L ?f10 ?f16 G ?f8 ?f19 ?f27 ?f28 L ?f14 ?f15 G ?f8 ?f19 ?f29 ?f30 L ?f31 0 ?f3 ?f18 ?f31 ?f17 ?f7 ?f17 ?f7 ?f20 G ?f8 ?f19 ?f32 ?f33 L ?f9 ?f22 G ?f8 ?f19 ?f34 ?f35 L ?f6 ?f17 0 ?f17 ?f2 ?f18 Z S N M ?f11 ?f19 G ?f8 ?f19 ?f36 ?f37 L ?f9 ?f15 G ?f8 ?f19 ?f38 ?f39 L ?f11 ?f16 Z M ?f12 ?f19 G ?f8 ?f19 ?f40 ?f41 L ?f10 ?f15 G ?f8 ?f19 ?f42 ?f43 L ?f12 ?f16 Z I S N M 0 0 L ?f13 0 G ?f8 ?f19 ?f44 ?f45 L ?f9 ?f15 G ?f8 ?f19 ?f46 ?f47 L ?f10 ?f16 G ?f8 ?f19 ?f48 ?f49 L ?f14 ?f15 G ?f8 ?f19 ?f50 ?f51 L ?f31 0 ?f3 ?f18 ?f31 ?f17 ?f7 ?f17 ?f7 ?f20 G ?f8 ?f19 ?f52 ?f53 L ?f9 ?f22 G ?f8 ?f19 ?f54 ?f55 L ?f6 ?f17 0 ?f17 ?f2 ?f18 Z M ?f11 ?f19 L ?f11 ?f16 M ?f12 ?f16 L ?f12 ?f19 M ?f6 ?f17 L ?f6 ?f21 M ?f7 ?f21 L ?f7 ?f17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*?f0 /100000"/>
            <draw:equation draw:name="f17" draw:formula="logheight+0-?f16 "/>
            <draw:equation draw:name="f18" draw:formula="?f17 *1/2"/>
            <draw:equation draw:name="f19" draw:formula="logheight*?f0 /400000"/>
            <draw:equation draw:name="f20" draw:formula="logheight+0-?f19 "/>
            <draw:equation draw:name="f21" draw:formula="?f16 +0-?f19 "/>
            <draw:equation draw:name="f22" draw:formula="logheight"/>
            <draw:equation draw:name="f23" draw:formula="(16200000)/60000.0"/>
            <draw:equation draw:name="f24" draw:formula="(10800000)/60000.0"/>
            <draw:equation draw:name="f25" draw:formula="(16200000)/60000.0"/>
            <draw:equation draw:name="f26" draw:formula="(-10800000)/60000.0"/>
            <draw:equation draw:name="f27" draw:formula="(5400000)/60000.0"/>
            <draw:equation draw:name="f28" draw:formula="(-10800000)/60000.0"/>
            <draw:equation draw:name="f29" draw:formula="(5400000)/60000.0"/>
            <draw:equation draw:name="f30" draw:formula="(10800000)/60000.0"/>
            <draw:equation draw:name="f31" draw:formula="logwidth"/>
            <draw:equation draw:name="f32" draw:formula="(0)/60000.0"/>
            <draw:equation draw:name="f33" draw:formula="(5400000)/60000.0"/>
            <draw:equation draw:name="f34" draw:formula="(5400000)/60000.0"/>
            <draw:equation draw:name="f35" draw:formula="(5400000)/60000.0"/>
            <draw:equation draw:name="f36" draw:formula="(0)/60000.0"/>
            <draw:equation draw:name="f37" draw:formula="(5400000)/60000.0"/>
            <draw:equation draw:name="f38" draw:formula="(16200000)/60000.0"/>
            <draw:equation draw:name="f39" draw:formula="(-10800000)/60000.0"/>
            <draw:equation draw:name="f40" draw:formula="(10800000)/60000.0"/>
            <draw:equation draw:name="f41" draw:formula="(-5400000)/60000.0"/>
            <draw:equation draw:name="f42" draw:formula="(16200000)/60000.0"/>
            <draw:equation draw:name="f43" draw:formula="(10800000)/60000.0"/>
            <draw:equation draw:name="f44" draw:formula="(16200000)/60000.0"/>
            <draw:equation draw:name="f45" draw:formula="(10800000)/60000.0"/>
            <draw:equation draw:name="f46" draw:formula="(16200000)/60000.0"/>
            <draw:equation draw:name="f47" draw:formula="(-10800000)/60000.0"/>
            <draw:equation draw:name="f48" draw:formula="(5400000)/60000.0"/>
            <draw:equation draw:name="f49" draw:formula="(-10800000)/60000.0"/>
            <draw:equation draw:name="f50" draw:formula="(5400000)/60000.0"/>
            <draw:equation draw:name="f51" draw:formula="(10800000)/60000.0"/>
            <draw:equation draw:name="f52" draw:formula="(0)/60000.0"/>
            <draw:equation draw:name="f53" draw:formula="(5400000)/60000.0"/>
            <draw:equation draw:name="f54" draw:formula="(5400000)/60000.0"/>
            <draw:equation draw:name="f55" draw:formula="(5400000)/60000.0"/>
            <draw:handle draw:handle-position="?f5 ?f16" draw:handle-range-y-maximum="33333" draw:handle-range-y-minimum="0"/>
            <draw:handle draw:handle-position="?f6 0" draw:handle-range-x-maximum="75000" draw:handle-range-x-minimum="25000"/>
          </draw:enhanced-geometry>
        </draw:custom-shape>
        <anim:par presentation:node-type="timing-root">
          <anim:par smil:begin="id30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  <anim:animate smil:dur="1s" smil:fill="hold" smil:targetElement="id31" smil:attributeName="x" smil:values="x;x" smil:keyTimes="0;1"/>
                  <anim:animate smil:dur="1s" smil:fill="hold" smil:targetElement="id3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: Smallest Enclosing circle" draw:style-name="dp3" draw:master-page-name="Title_20_and_20_Content" presentation:presentation-page-layout-name="AL2T11" xml:id="id32" draw:id="id32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 </text:span><text:span text:style-name="T25">2</text:span><text:span text:style-name="T25">:</text:span><text:span text:style-name="T25"> </text:span><text:span text:style-name="T41">S</text:span><text:span text:style-name="T41">m</text:span><text:span text:style-name="T41">a</text:span><text:span text:style-name="T41">l</text:span><text:span text:style-name="T41">l</text:span><text:span text:style-name="T41">e</text:span><text:span text:style-name="T41">s</text:span><text:span text:style-name="T41">t</text:span><text:span text:style-name="T41"> </text:span><text:span text:style-name="T41">E</text:span><text:span text:style-name="T41">n</text:span><text:span text:style-name="T41">c</text:span><text:span text:style-name="T41">l</text:span><text:span text:style-name="T41">o</text:span><text:span text:style-name="T41">s</text:span><text:span text:style-name="T41">i</text:span><text:span text:style-name="T41">n</text:span><text:span text:style-name="T41">g</text:span><text:span text:style-name="T41"> </text:span><text:span text:style-name="T41">c</text:span><text:span text:style-name="T41">i</text:span><text:span text:style-name="T41">r</text:span><text:span text:style-name="T41">c</text:span><text:span text:style-name="T41">l</text:span><text:span text:style-name="T41">e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xml:id="id33" text:id="id33" text:style-name="P13"><text:span text:style-name="T29">Problem definition: </text:span><text:span text:style-name="T33">Given </text:span><text:span text:style-name="T44">n</text:span><text:span text:style-name="T33"> points in a plane, compute the smallest radius circle that encloses all </text:span><text:span text:style-name="T44">n</text:span><text:span text:style-name="T33"> point.</text:span></text:p>
            <text:p text:style-name="P13"><text:span text:style-name="T29"/></text:p>
            <text:p text:style-name="P13"><text:span text:style-name="T29"/></text:p>
            <text:p text:style-name="P13"><text:span text:style-name="T29"/></text:p>
            <text:p text:style-name="P13"><text:span text:style-name="T29"/></text:p>
            <text:p text:style-name="P13"><text:span text:style-name="T29"/></text:p>
            <text:p xml:id="id36" text:id="id36" text:style-name="P13"><text:span text:style-name="T29">Applications: </text:span><text:span text:style-name="T33">Facility location problem</text:span></text:p>
            <text:p xml:id="id37" text:id="id37" text:style-name="P13"><text:span text:style-name="T29">Best deterministic algorithm : [</text:span><text:span text:style-name="T28">Megiddo, 1983</text:span><text:span text:style-name="T29">] </text:span></text:p>
            <text:list text:style-name="L4">
              <text:list-item>
                <text:p xml:id="id38" text:id="id38" text:style-name="P33"><text:span text:style-name="T33"><text:s/></text:span><text:span text:style-name="T43">O(</text:span><text:span text:style-name="T44">n</text:span><text:span text:style-name="T43">)</text:span><text:span text:style-name="T33"> time complexity, <text:s/>too </text:span><text:span text:style-name="T43">complex</text:span><text:span text:style-name="T33">, uses </text:span><text:span text:style-name="T43">advanced geometry <text:s/></text:span></text:p>
              </text:list-item>
            </text:list>
            <text:p xml:id="id39" text:id="id39" text:style-name="P13"><text:span text:style-name="T29">Randomized </text:span><text:span text:style-name="T39">Las Vegas</text:span><text:span text:style-name="T29"> algorithm: [</text:span><text:span text:style-name="T28">Welzl, 1991</text:span><text:span text:style-name="T29">]</text:span></text:p>
            <text:list text:continue-numbering="true" text:style-name="L4">
              <text:list-item>
                <text:p xml:id="id40" text:id="id40" text:style-name="P33"><text:span text:style-name="T43">Expected O(</text:span><text:span text:style-name="T44">n</text:span><text:span text:style-name="T43">)</text:span><text:span text:style-name="T33"> time complexity, <text:s/>too </text:span><text:span text:style-name="T43">simple</text:span><text:span text:style-name="T33">, uses </text:span><text:span text:style-name="T43">elementary geometry <text:s/></text:span></text:p>
              </text:list-item>
            </text:list>
            <text:p text:style-name="P36"><text:span text:style-name="T45"/></text:p>
            <text:p text:style-name="P13"><text:span text:style-name="T10"/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Oval 13" draw:style-name="gr11" draw:text-style-name="P14" xml:id="id35" draw:id="id35" draw:layer="layout" svg:width="5.079cm" svg:height="4.867cm" svg:x="9.948cm" svg:y="5.503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7" xml:id="id34" draw:id="id34">
          <draw:custom-shape draw:name="Oval 5" draw:style-name="gr12" draw:text-style-name="P37" draw:layer="layout" svg:width="0.211cm" svg:height="0.211cm" svg:x="10.16cm" svg:y="6.7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" draw:style-name="gr12" draw:text-style-name="P37" draw:layer="layout" svg:width="0.211cm" svg:height="0.211cm" svg:x="13.758cm" svg:y="8.6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37" draw:layer="layout" svg:width="0.211cm" svg:height="0.211cm" svg:x="14.393cm" svg:y="7.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37" draw:layer="layout" svg:width="0.211cm" svg:height="0.211cm" svg:x="10.583cm" svg:y="8.6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37" draw:layer="layout" svg:width="0.211cm" svg:height="0.211cm" svg:x="11.853cm" svg:y="6.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37" draw:layer="layout" svg:width="0.211cm" svg:height="0.211cm" svg:x="12.277cm" svg:y="8.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12" draw:text-style-name="P37" draw:layer="layout" svg:width="0.211cm" svg:height="0.211cm" svg:x="13.97cm" svg:y="5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2" draw:text-style-name="P37" draw:layer="layout" svg:width="0.211cm" svg:height="0.211cm" svg:x="13.97cm" svg:y="9.7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2" draw:text-style-name="P37" draw:layer="layout" svg:width="0.211cm" svg:height="0.211cm" svg:x="12.7cm" svg:y="9.5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2" draw:text-style-name="P37" draw:layer="layout" svg:width="0.211cm" svg:height="0.211cm" svg:x="13.123cm" svg:y="6.7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2" draw:text-style-name="P37" draw:layer="layout" svg:width="0.211cm" svg:height="0.211cm" svg:x="12.065cm" svg:y="7.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  <anim:animate smil:dur="1s" smil:fill="hold" smil:targetElement="id33" anim:sub-item="text" smil:attributeName="x" smil:values="x;x" smil:keyTimes="0;1"/>
                  <anim:animate smil:dur="1s" smil:fill="hold" smil:targetElement="id33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: minimum Cut" draw:style-name="dp3" draw:master-page-name="Title_20_and_20_Content" presentation:presentation-page-layout-name="AL2T11" xml:id="id41" draw:id="id41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 </text:span><text:span text:style-name="T25">3</text:span><text:span text:style-name="T25">:</text:span><text:span text:style-name="T25"> </text:span><text:span text:style-name="T41">m</text:span><text:span text:style-name="T41">i</text:span><text:span text:style-name="T41">n</text:span><text:span text:style-name="T41">i</text:span><text:span text:style-name="T41">m</text:span><text:span text:style-name="T41">u</text:span><text:span text:style-name="T41">m</text:span><text:span text:style-name="T41"> </text:span><text:span text:style-name="T41">C</text:span><text:span text:style-name="T41">u</text:span><text:span text:style-name="T41">t</text:span></text:p>
          </draw:text-box>
        </draw:frame>
        <draw:frame draw:name="Content Placeholder 2" presentation:style-name="pr25" draw:text-style-name="P38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xml:id="id42" text:id="id42" text:style-name="P19"><text:span text:style-name="T20"> 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Oval 5" draw:style-name="gr12" draw:text-style-name="P37" draw:layer="layout" svg:width="0.211cm" svg:height="0.211cm" svg:x="10.16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2" draw:text-style-name="P37" draw:layer="layout" svg:width="0.211cm" svg:height="0.211cm" svg:x="14.393cm" svg:y="7.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2" draw:text-style-name="P37" draw:layer="layout" svg:width="0.211cm" svg:height="0.211cm" svg:x="9.737cm" svg:y="9.9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2" draw:text-style-name="P37" draw:layer="layout" svg:width="0.211cm" svg:height="0.211cm" svg:x="11.85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2" draw:text-style-name="P37" draw:layer="layout" svg:width="0.211cm" svg:height="0.211cm" svg:x="8.467cm" svg:y="8.0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2" draw:text-style-name="P37" draw:layer="layout" svg:width="0.211cm" svg:height="0.211cm" svg:x="14.393cm" svg:y="9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2" draw:text-style-name="P37" draw:layer="layout" svg:width="0.211cm" svg:height="0.211cm" svg:x="16.087cm" svg:y="9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2" draw:text-style-name="P37" draw:layer="layout" svg:width="0.211cm" svg:height="0.211cm" svg:x="16.087cm" svg:y="7.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2" draw:text-style-name="P37" draw:layer="layout" svg:width="0.211cm" svg:height="0.211cm" svg:x="12.065cm" svg:y="7.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8" draw:style-name="gr13" draw:text-style-name="P39" draw:layer="layout" svg:x1="10.19cm" svg:y1="6.954cm" svg:x2="8.572cm" svg:y2="8.043cm">
          <text:p/>
        </draw:line>
        <draw:line draw:name="Straight Connector 20" draw:style-name="gr13" draw:text-style-name="P39" draw:layer="layout" svg:x1="12.17cm" svg:y1="7.62cm" svg:x2="12.034cm" svg:y2="9.767cm">
          <text:p/>
        </draw:line>
        <draw:line draw:name="Straight Connector 22" draw:style-name="gr13" draw:text-style-name="P39" draw:layer="layout" svg:x1="9.842cm" svg:y1="9.948cm" svg:x2="10.34cm" svg:y2="6.804cm">
          <text:p/>
        </draw:line>
        <draw:line draw:name="Straight Connector 25" draw:style-name="gr13" draw:text-style-name="P39" draw:layer="layout" svg:x1="10.371cm" svg:y1="6.879cm" svg:x2="12.095cm" svg:y2="7.65cm">
          <text:p/>
        </draw:line>
        <draw:line draw:name="Straight Connector 27" draw:style-name="gr13" draw:text-style-name="P39" draw:layer="layout" svg:x1="8.572cm" svg:y1="8.043cm" svg:x2="9.767cm" svg:y2="9.979cm">
          <text:p/>
        </draw:line>
        <draw:line draw:name="Straight Connector 29" draw:style-name="gr13" draw:text-style-name="P39" draw:layer="layout" svg:x1="9.842cm" svg:y1="9.948cm" svg:x2="11.959cm" svg:y2="9.736cm">
          <text:p/>
        </draw:line>
        <draw:line draw:name="Straight Connector 31" draw:style-name="gr13" draw:text-style-name="P39" draw:layer="layout" svg:x1="10.34cm" svg:y1="6.954cm" svg:x2="11.959cm" svg:y2="9.948cm">
          <text:p/>
        </draw:line>
        <draw:line draw:name="Straight Connector 33" draw:style-name="gr13" draw:text-style-name="P39" draw:layer="layout" svg:x1="12.095cm" svg:y1="7.65cm" svg:x2="9.842cm" svg:y2="9.948cm">
          <text:p/>
        </draw:line>
        <draw:line draw:name="Straight Connector 36" draw:style-name="gr13" draw:text-style-name="P39" draw:layer="layout" svg:x1="8.466cm" svg:y1="8.149cm" svg:x2="12.17cm" svg:y2="7.62cm">
          <text:p/>
        </draw:line>
        <draw:line draw:name="Straight Connector 38" draw:style-name="gr13" draw:text-style-name="P39" draw:layer="layout" svg:x1="8.572cm" svg:y1="8.043cm" svg:x2="11.959cm" svg:y2="9.736cm">
          <text:p/>
        </draw:line>
        <draw:line draw:name="Straight Connector 41" draw:style-name="gr13" draw:text-style-name="P39" draw:layer="layout" svg:x1="14.499cm" svg:y1="7.62cm" svg:x2="16.298cm" svg:y2="7.725cm">
          <text:p/>
        </draw:line>
        <draw:line draw:name="Straight Connector 43" draw:style-name="gr13" draw:text-style-name="P39" draw:layer="layout" svg:x1="16.298cm" svg:y1="7.725cm" svg:x2="16.299cm" svg:y2="9.63cm">
          <text:p/>
        </draw:line>
        <draw:line draw:name="Straight Connector 45" draw:style-name="gr13" draw:text-style-name="P39" draw:layer="layout" svg:x1="14.499cm" svg:y1="7.62cm" svg:x2="14.574cm" svg:y2="9.555cm">
          <text:p/>
        </draw:line>
        <draw:line draw:name="Straight Connector 48" draw:style-name="gr13" draw:text-style-name="P39" draw:layer="layout" svg:x1="14.499cm" svg:y1="9.525cm" svg:x2="16.298cm" svg:y2="9.63cm">
          <text:p/>
        </draw:line>
        <draw:line draw:name="Straight Connector 50" draw:style-name="gr13" draw:text-style-name="P39" draw:layer="layout" svg:x1="12.17cm" svg:y1="7.62cm" svg:x2="14.499cm" svg:y2="7.621cm">
          <text:p/>
        </draw:line>
        <draw:line draw:name="Straight Connector 52" draw:style-name="gr13" draw:text-style-name="P39" draw:layer="layout" svg:x1="12.065cm" svg:y1="9.842cm" svg:x2="14.574cm" svg:y2="9.555cm">
          <text:p/>
        </draw:line>
        <draw:line draw:name="Straight Connector 54" draw:style-name="gr13" draw:text-style-name="P39" draw:layer="layout" svg:x1="14.574cm" svg:y1="9.555cm" svg:x2="16.117cm" svg:y2="7.65cm">
          <text:p/>
        </draw:line>
        <draw:line draw:name="Straight Connector 56" draw:style-name="gr13" draw:text-style-name="P39" draw:layer="layout" svg:x1="14.499cm" svg:y1="7.62cm" svg:x2="16.117cm" svg:y2="9.705cm">
          <text:p/>
        </draw:line>
        <draw:polyline draw:name="Straight Connector 58" draw:style-name="gr14" draw:text-style-name="P39" xml:id="id43" draw:id="id43" draw:layer="layout" svg:width="0.015cm" svg:height="3.491cm" svg:x="13.319cm" svg:y="6.879cm" svg:viewBox="0 0 16 3492" draw:points="0,0 16,3492">
          <text:p/>
        </draw:polyline>
        <anim:par presentation:node-type="timing-root">
          <anim:par smil:begin="id41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: Primality Testing" draw:style-name="dp3" draw:master-page-name="Title_20_and_20_Content" presentation:presentation-page-layout-name="AL2T11" xml:id="id44" draw:id="id44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 </text:span><text:span text:style-name="T25">4</text:span><text:span text:style-name="T25">:</text:span><text:span text:style-name="T25"> </text:span><text:span text:style-name="T41">P</text:span><text:span text:style-name="T41">r</text:span><text:span text:style-name="T41">i</text:span><text:span text:style-name="T41">m</text:span><text:span text:style-name="T41">a</text:span><text:span text:style-name="T41">l</text:span><text:span text:style-name="T41">i</text:span><text:span text:style-name="T41">t</text:span><text:span text:style-name="T41">y</text:span><text:span text:style-name="T41"> </text:span><text:span text:style-name="T41">T</text:span><text:span text:style-name="T41">e</text:span><text:span text:style-name="T41">s</text:span><text:span text:style-name="T41">t</text:span><text:span text:style-name="T41">i</text:span><text:span text:style-name="T41">n</text:span><text:span text:style-name="T41">g</text:span></text:p>
          </draw:text-box>
        </draw:frame>
        <draw:frame draw:name="Content Placeholder 2" presentation:style-name="pr26" draw:text-style-name="P4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xml:id="id45" text:id="id45" text:style-name="P19"><text:span text:style-name="T20"> 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Down Ribbon 4" draw:style-name="gr9" draw:text-style-name="P34" draw:layer="layout" svg:width="17.567cm" svg:height="2.327cm" svg:x="3.81cm" svg:y="14.182cm">
          <text:p text:style-name="P1"><text:span text:style-name="T21">For = 50, this probability is </text:span></text:p>
          <draw:enhanced-geometry draw:mirror-horizontal="false" draw:mirror-vertical="false" svg:viewBox="0 0 0 0" draw:text-areas="?f6 ?f16 ?f7 ?f22" draw:type="ooxml-ribbon" draw:modifiers="16667 75000" draw:enhanced-path="M 0 0 L ?f13 0 L ?f9 ?f15 L ?f10 ?f16 L ?f14 ?f15 L ?f31 0 ?f3 ?f18 ?f31 ?f17 ?f7 ?f17 ?f7 ?f20 L ?f9 ?f22 L ?f6 ?f17 0 ?f17 ?f2 ?f18 Z S N M ?f11 ?f19 L ?f9 ?f15 L ?f11 ?f16 Z M ?f12 ?f19 L ?f10 ?f15 L ?f12 ?f16 Z  S N M 0 0 L ?f13 0 L ?f9 ?f15 L ?f10 ?f16 L ?f14 ?f15 L ?f31 0 ?f3 ?f18 ?f31 ?f17 ?f7 ?f17 ?f7 ?f20 L ?f9 ?f22 L ?f6 ?f17 0 ?f17 ?f2 ?f18 Z M ?f11 ?f19 L ?f11 ?f16 M ?f12 ?f16 L ?f12 ?f19 M ?f6 ?f17 L ?f6 ?f21 M ?f7 ?f21 L ?f7 ?f17 F N" drawooo:enhanced-path="M 0 0 L ?f13 0 G ?f8 ?f19 ?f23 ?f24 L ?f9 ?f15 G ?f8 ?f19 ?f25 ?f26 L ?f10 ?f16 G ?f8 ?f19 ?f27 ?f28 L ?f14 ?f15 G ?f8 ?f19 ?f29 ?f30 L ?f31 0 ?f3 ?f18 ?f31 ?f17 ?f7 ?f17 ?f7 ?f20 G ?f8 ?f19 ?f32 ?f33 L ?f9 ?f22 G ?f8 ?f19 ?f34 ?f35 L ?f6 ?f17 0 ?f17 ?f2 ?f18 Z S N M ?f11 ?f19 G ?f8 ?f19 ?f36 ?f37 L ?f9 ?f15 G ?f8 ?f19 ?f38 ?f39 L ?f11 ?f16 Z M ?f12 ?f19 G ?f8 ?f19 ?f40 ?f41 L ?f10 ?f15 G ?f8 ?f19 ?f42 ?f43 L ?f12 ?f16 Z I S N M 0 0 L ?f13 0 G ?f8 ?f19 ?f44 ?f45 L ?f9 ?f15 G ?f8 ?f19 ?f46 ?f47 L ?f10 ?f16 G ?f8 ?f19 ?f48 ?f49 L ?f14 ?f15 G ?f8 ?f19 ?f50 ?f51 L ?f31 0 ?f3 ?f18 ?f31 ?f17 ?f7 ?f17 ?f7 ?f20 G ?f8 ?f19 ?f52 ?f53 L ?f9 ?f22 G ?f8 ?f19 ?f54 ?f55 L ?f6 ?f17 0 ?f17 ?f2 ?f18 Z M ?f11 ?f19 L ?f11 ?f16 M ?f12 ?f16 L ?f12 ?f19 M ?f6 ?f17 L ?f6 ?f21 M ?f7 ?f21 L ?f7 ?f17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*?f0 /100000"/>
            <draw:equation draw:name="f17" draw:formula="logheight+0-?f16 "/>
            <draw:equation draw:name="f18" draw:formula="?f17 *1/2"/>
            <draw:equation draw:name="f19" draw:formula="logheight*?f0 /400000"/>
            <draw:equation draw:name="f20" draw:formula="logheight+0-?f19 "/>
            <draw:equation draw:name="f21" draw:formula="?f16 +0-?f19 "/>
            <draw:equation draw:name="f22" draw:formula="logheight"/>
            <draw:equation draw:name="f23" draw:formula="(16200000)/60000.0"/>
            <draw:equation draw:name="f24" draw:formula="(10800000)/60000.0"/>
            <draw:equation draw:name="f25" draw:formula="(16200000)/60000.0"/>
            <draw:equation draw:name="f26" draw:formula="(-10800000)/60000.0"/>
            <draw:equation draw:name="f27" draw:formula="(5400000)/60000.0"/>
            <draw:equation draw:name="f28" draw:formula="(-10800000)/60000.0"/>
            <draw:equation draw:name="f29" draw:formula="(5400000)/60000.0"/>
            <draw:equation draw:name="f30" draw:formula="(10800000)/60000.0"/>
            <draw:equation draw:name="f31" draw:formula="logwidth"/>
            <draw:equation draw:name="f32" draw:formula="(0)/60000.0"/>
            <draw:equation draw:name="f33" draw:formula="(5400000)/60000.0"/>
            <draw:equation draw:name="f34" draw:formula="(5400000)/60000.0"/>
            <draw:equation draw:name="f35" draw:formula="(5400000)/60000.0"/>
            <draw:equation draw:name="f36" draw:formula="(0)/60000.0"/>
            <draw:equation draw:name="f37" draw:formula="(5400000)/60000.0"/>
            <draw:equation draw:name="f38" draw:formula="(16200000)/60000.0"/>
            <draw:equation draw:name="f39" draw:formula="(-10800000)/60000.0"/>
            <draw:equation draw:name="f40" draw:formula="(10800000)/60000.0"/>
            <draw:equation draw:name="f41" draw:formula="(-5400000)/60000.0"/>
            <draw:equation draw:name="f42" draw:formula="(16200000)/60000.0"/>
            <draw:equation draw:name="f43" draw:formula="(10800000)/60000.0"/>
            <draw:equation draw:name="f44" draw:formula="(16200000)/60000.0"/>
            <draw:equation draw:name="f45" draw:formula="(10800000)/60000.0"/>
            <draw:equation draw:name="f46" draw:formula="(16200000)/60000.0"/>
            <draw:equation draw:name="f47" draw:formula="(-10800000)/60000.0"/>
            <draw:equation draw:name="f48" draw:formula="(5400000)/60000.0"/>
            <draw:equation draw:name="f49" draw:formula="(-10800000)/60000.0"/>
            <draw:equation draw:name="f50" draw:formula="(5400000)/60000.0"/>
            <draw:equation draw:name="f51" draw:formula="(10800000)/60000.0"/>
            <draw:equation draw:name="f52" draw:formula="(0)/60000.0"/>
            <draw:equation draw:name="f53" draw:formula="(5400000)/60000.0"/>
            <draw:equation draw:name="f54" draw:formula="(5400000)/60000.0"/>
            <draw:equation draw:name="f55" draw:formula="(5400000)/60000.0"/>
            <draw:handle draw:handle-position="?f5 ?f16" draw:handle-range-y-maximum="33333" draw:handle-range-y-minimum="0"/>
            <draw:handle draw:handle-position="?f6 0" draw:handle-range-x-maximum="75000" draw:handle-range-x-minimum="25000"/>
          </draw:enhanced-geometry>
        </draw:custom-shape>
        <draw:custom-shape draw:name="Down Ribbon 4" draw:style-name="gr15" draw:text-style-name="P41" xml:id="id46" draw:id="id46" draw:layer="layout" svg:width="17.567cm" svg:height="2.327cm" svg:x="3.81cm" svg:y="14.182cm">
          <text:p text:style-name="P15"><text:span text:style-name="T23"> </text:span></text:p>
          <draw:enhanced-geometry draw:mirror-horizontal="false" draw:mirror-vertical="false" svg:viewBox="0 0 0 0" draw:text-areas="?f6 ?f16 ?f7 ?f22" draw:type="ooxml-ribbon" draw:modifiers="16667 75000" draw:enhanced-path="M 0 0 L ?f13 0 L ?f9 ?f15 L ?f10 ?f16 L ?f14 ?f15 L ?f31 0 ?f3 ?f18 ?f31 ?f17 ?f7 ?f17 ?f7 ?f20 L ?f9 ?f22 L ?f6 ?f17 0 ?f17 ?f2 ?f18 Z S N M ?f11 ?f19 L ?f9 ?f15 L ?f11 ?f16 Z M ?f12 ?f19 L ?f10 ?f15 L ?f12 ?f16 Z  S N M 0 0 L ?f13 0 L ?f9 ?f15 L ?f10 ?f16 L ?f14 ?f15 L ?f31 0 ?f3 ?f18 ?f31 ?f17 ?f7 ?f17 ?f7 ?f20 L ?f9 ?f22 L ?f6 ?f17 0 ?f17 ?f2 ?f18 Z M ?f11 ?f19 L ?f11 ?f16 M ?f12 ?f16 L ?f12 ?f19 M ?f6 ?f17 L ?f6 ?f21 M ?f7 ?f21 L ?f7 ?f17 F N" drawooo:enhanced-path="M 0 0 L ?f13 0 G ?f8 ?f19 ?f23 ?f24 L ?f9 ?f15 G ?f8 ?f19 ?f25 ?f26 L ?f10 ?f16 G ?f8 ?f19 ?f27 ?f28 L ?f14 ?f15 G ?f8 ?f19 ?f29 ?f30 L ?f31 0 ?f3 ?f18 ?f31 ?f17 ?f7 ?f17 ?f7 ?f20 G ?f8 ?f19 ?f32 ?f33 L ?f9 ?f22 G ?f8 ?f19 ?f34 ?f35 L ?f6 ?f17 0 ?f17 ?f2 ?f18 Z S N M ?f11 ?f19 G ?f8 ?f19 ?f36 ?f37 L ?f9 ?f15 G ?f8 ?f19 ?f38 ?f39 L ?f11 ?f16 Z M ?f12 ?f19 G ?f8 ?f19 ?f40 ?f41 L ?f10 ?f15 G ?f8 ?f19 ?f42 ?f43 L ?f12 ?f16 Z I S N M 0 0 L ?f13 0 G ?f8 ?f19 ?f44 ?f45 L ?f9 ?f15 G ?f8 ?f19 ?f46 ?f47 L ?f10 ?f16 G ?f8 ?f19 ?f48 ?f49 L ?f14 ?f15 G ?f8 ?f19 ?f50 ?f51 L ?f31 0 ?f3 ?f18 ?f31 ?f17 ?f7 ?f17 ?f7 ?f20 G ?f8 ?f19 ?f52 ?f53 L ?f9 ?f22 G ?f8 ?f19 ?f54 ?f55 L ?f6 ?f17 0 ?f17 ?f2 ?f18 Z M ?f11 ?f19 L ?f11 ?f16 M ?f12 ?f16 L ?f12 ?f19 M ?f6 ?f17 L ?f6 ?f21 M ?f7 ?f21 L ?f7 ?f17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*?f0 /100000"/>
            <draw:equation draw:name="f17" draw:formula="logheight+0-?f16 "/>
            <draw:equation draw:name="f18" draw:formula="?f17 *1/2"/>
            <draw:equation draw:name="f19" draw:formula="logheight*?f0 /400000"/>
            <draw:equation draw:name="f20" draw:formula="logheight+0-?f19 "/>
            <draw:equation draw:name="f21" draw:formula="?f16 +0-?f19 "/>
            <draw:equation draw:name="f22" draw:formula="logheight"/>
            <draw:equation draw:name="f23" draw:formula="(16200000)/60000.0"/>
            <draw:equation draw:name="f24" draw:formula="(10800000)/60000.0"/>
            <draw:equation draw:name="f25" draw:formula="(16200000)/60000.0"/>
            <draw:equation draw:name="f26" draw:formula="(-10800000)/60000.0"/>
            <draw:equation draw:name="f27" draw:formula="(5400000)/60000.0"/>
            <draw:equation draw:name="f28" draw:formula="(-10800000)/60000.0"/>
            <draw:equation draw:name="f29" draw:formula="(5400000)/60000.0"/>
            <draw:equation draw:name="f30" draw:formula="(10800000)/60000.0"/>
            <draw:equation draw:name="f31" draw:formula="logwidth"/>
            <draw:equation draw:name="f32" draw:formula="(0)/60000.0"/>
            <draw:equation draw:name="f33" draw:formula="(5400000)/60000.0"/>
            <draw:equation draw:name="f34" draw:formula="(5400000)/60000.0"/>
            <draw:equation draw:name="f35" draw:formula="(5400000)/60000.0"/>
            <draw:equation draw:name="f36" draw:formula="(0)/60000.0"/>
            <draw:equation draw:name="f37" draw:formula="(5400000)/60000.0"/>
            <draw:equation draw:name="f38" draw:formula="(16200000)/60000.0"/>
            <draw:equation draw:name="f39" draw:formula="(-10800000)/60000.0"/>
            <draw:equation draw:name="f40" draw:formula="(10800000)/60000.0"/>
            <draw:equation draw:name="f41" draw:formula="(-5400000)/60000.0"/>
            <draw:equation draw:name="f42" draw:formula="(16200000)/60000.0"/>
            <draw:equation draw:name="f43" draw:formula="(10800000)/60000.0"/>
            <draw:equation draw:name="f44" draw:formula="(16200000)/60000.0"/>
            <draw:equation draw:name="f45" draw:formula="(10800000)/60000.0"/>
            <draw:equation draw:name="f46" draw:formula="(16200000)/60000.0"/>
            <draw:equation draw:name="f47" draw:formula="(-10800000)/60000.0"/>
            <draw:equation draw:name="f48" draw:formula="(5400000)/60000.0"/>
            <draw:equation draw:name="f49" draw:formula="(-10800000)/60000.0"/>
            <draw:equation draw:name="f50" draw:formula="(5400000)/60000.0"/>
            <draw:equation draw:name="f51" draw:formula="(10800000)/60000.0"/>
            <draw:equation draw:name="f52" draw:formula="(0)/60000.0"/>
            <draw:equation draw:name="f53" draw:formula="(5400000)/60000.0"/>
            <draw:equation draw:name="f54" draw:formula="(5400000)/60000.0"/>
            <draw:equation draw:name="f55" draw:formula="(5400000)/60000.0"/>
            <draw:handle draw:handle-position="?f5 ?f16" draw:handle-range-y-maximum="33333" draw:handle-range-y-minimum="0"/>
            <draw:handle draw:handle-position="?f6 0" draw:handle-range-x-maximum="75000" draw:handle-range-x-minimum="25000"/>
          </draw:enhanced-geometry>
        </draw:custom-shape>
        <anim:par presentation:node-type="timing-root">
          <anim:par smil:begin="id44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ection_20_Header" xml:id="id47" draw:id="id47">
        <draw:frame draw:name="Title 4" presentation:style-name="pr11" draw:text-style-name="P17" draw:layer="layout" svg:width="21.589cm" svg:height="3.783cm" svg:x="2.006cm" svg:y="7.011cm" presentation:class="title" presentation:user-transformed="true">
          <draw:text-box>
            <text:p text:style-name="P1"><text:span text:style-name="T16"><text:s/></text:span><text:span text:style-name="T16">U</text:span><text:span text:style-name="T16">n</text:span><text:span text:style-name="T16">c</text:span><text:span text:style-name="T16">e</text:span><text:span text:style-name="T16">r</text:span><text:span text:style-name="T16">t</text:span><text:span text:style-name="T16">a</text:span><text:span text:style-name="T16">i</text:span><text:span text:style-name="T16">n</text:span><text:span text:style-name="T16">t</text:span><text:span text:style-name="T16">y</text:span><text:span text:style-name="T16"> </text:span><text:span text:style-name="T46">A</text:span><text:span text:style-name="T46">s</text:span><text:span text:style-name="T46">s</text:span><text:span text:style-name="T46">o</text:span><text:span text:style-name="T46">c</text:span><text:span text:style-name="T46">i</text:span><text:span text:style-name="T46">a</text:span><text:span text:style-name="T46">t</text:span><text:span text:style-name="T46">e</text:span><text:span text:style-name="T46">d</text:span><text:span text:style-name="T46"> </text:span><text:span text:style-name="T46">w</text:span><text:span text:style-name="T46">i</text:span><text:span text:style-name="T46">t</text:span><text:span text:style-name="T46">h</text:span><text:span text:style-name="T46"> </text:span><text:span text:style-name="T46">r</text:span><text:span text:style-name="T46">a</text:span><text:span text:style-name="T46">n</text:span><text:span text:style-name="T46">d</text:span><text:span text:style-name="T46">o</text:span><text:span text:style-name="T46">m</text:span><text:span text:style-name="T46">i</text:span><text:span text:style-name="T46">z</text:span><text:span text:style-name="T46">e</text:span><text:span text:style-name="T46">d</text:span><text:span text:style-name="T46"> </text:span><text:span text:style-name="T46">A</text:span><text:span text:style-name="T46">l</text:span><text:span text:style-name="T46">g</text:span><text:span text:style-name="T46">o</text:span><text:span text:style-name="T46">r</text:span><text:span text:style-name="T46">i</text:span><text:span text:style-name="T46">t</text:span><text:span text:style-name="T46">h</text:span><text:span text:style-name="T46">m</text:span><text:span text:style-name="T46">s</text:span><text:span text:style-name="T46"> </text:span><text:span text:style-name="T46"><text:line-break/></text:span><text:span text:style-name="T47"> </text:span><text:span text:style-name="T47"><text:s/></text:span><text:span text:style-name="T47"><text:s/></text:span><text:span text:style-name="T47">I</text:span><text:span text:style-name="T47">s</text:span><text:span text:style-name="T47"> </text:span><text:span text:style-name="T47">i</text:span><text:span text:style-name="T47">t</text:span><text:span text:style-name="T47"> </text:span><text:span text:style-name="T47">r</text:span><text:span text:style-name="T47">e</text:span><text:span text:style-name="T47">a</text:span><text:span text:style-name="T47">l</text:span><text:span text:style-name="T47">l</text:span><text:span text:style-name="T47">y</text:span><text:span text:style-name="T47"> </text:span><text:span text:style-name="T47">a</text:span><text:span text:style-name="T47"> </text:span><text:span text:style-name="T47">s</text:span><text:span text:style-name="T47">e</text:span><text:span text:style-name="T47">r</text:span><text:span text:style-name="T47">i</text:span><text:span text:style-name="T47">o</text:span><text:span text:style-name="T47">u</text:span><text:span text:style-name="T47">s</text:span><text:span text:style-name="T47"> </text:span><text:span text:style-name="T47">i</text:span><text:span text:style-name="T47">s</text:span><text:span text:style-name="T47">s</text:span><text:span text:style-name="T47">u</text:span><text:span text:style-name="T47">e</text:span><text:span text:style-name="T47"> </text:span><text:span text:style-name="T47">?</text:span></text:p>
          </draw:text-box>
        </draw:frame>
        <draw:frame draw:name="Text Placeholder 5" presentation:style-name="pr27" draw:text-style-name="P42" draw:layer="layout" svg:width="21.589cm" svg:height="4.166cm" svg:x="2.006cm" svg:y="8.074cm" presentation:class="outline" presentation:user-transformed="true">
          <draw:text-box>
            <text:p text:style-name="P13"><text:span text:style-name="T48"><text:s text:c="2"/></text:span></text:p>
          </draw:text-box>
        </draw:frame>
        <draw:frame draw:name="Slide Number Placeholder 3" presentation:style-name="pr1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real Fact&#10;[A study by Microsoft in 2008]   " draw:style-name="dp1" draw:master-page-name="Title_20_and_20_Content" presentation:presentation-page-layout-name="AL2T11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25">A real Fact</text:span><text:span text:style-name="T25"><text:line-break/></text:span><text:span text:style-name="T49">[A study by </text:span><text:span text:style-name="T50">Microsoft</text:span><text:span text:style-name="T49"> in 2008] <text:s text:c="2"/>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31"><text:span text:style-name="T7">If we run a CPU for </text:span><text:span text:style-name="T51">5</text:span><text:span text:style-name="T7"> days, probability of its failure during this interval is </text:span><text:span text:style-name="T51">1</text:span><text:span text:style-name="T7">/</text:span><text:span text:style-name="T51">330</text:span><text:span text:style-name="T7">. <text:s/></text:span></text:p>
            <text:p text:style-name="P31"><text:span text:style-name="T7"/></text:p>
            <text:list text:style-name="L8">
              <text:list-item>
                <text:p text:style-name="P31"><text:span text:style-name="T52">Probability</text:span><text:span text:style-name="T7">[a CPU fails in one second] &gt; <text:s text:c="2"/></text:span></text:p>
              </text:list-item>
            </text:list>
            <text:p text:style-name="P31"><text:span text:style-name="T7"/></text:p>
            <text:p text:style-name="P31"><text:span text:style-name="T7"/></text:p>
            <text:p text:style-name="P31"><text:span text:style-name="T7"/></text:p>
            <text:p text:style-name="P31"><text:span text:style-name="T7">The reference of the study is:</text:span></text:p>
            <text:p text:style-name="P33"><text:span text:style-name="T33">E.B. Nightingale, J.P. Douceur, Vince Orgovan. </text:span><text:span text:style-name="T53">Cycles, Cells, and Platters: An Empirical Analysis of Hardware Failures on a Million PCs. </text:span><text:span text:style-name="T33">In Proceedings of </text:span><text:span text:style-name="T43">EuroSys 2011</text:span><text:span text:style-name="T33">.</text:span><text:span text:style-name="T43"> </text:span><text:span text:style-name="T33">(awarded “Best Paper”). <text:s text:c="2"/></text:span><text:span text:style-name="T35">A copy is available on the course webpage as well.</text:span></text:p>
            <text:p text:style-name="P31"><text:span text:style-name="T7"/></text:p>
          </draw:text-box>
        </draw:frame>
        <draw:frame draw:name="Content Placeholder 2" presentation:style-name="pr28" draw:text-style-name="P4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xml:id="id48" text:id="id48" text:style-name="P19"><text:span text:style-name="T20"> 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Down Ribbon 4" draw:style-name="gr9" draw:text-style-name="P34" xml:id="id49" draw:id="id49" draw:layer="layout" svg:width="19.684cm" svg:height="2.962cm" svg:x="3.81cm" svg:y="9.313cm">
          <text:p text:style-name="P1"><text:span text:style-name="T21">Compare this probability with the failure (or exceeding the running time) probability of various <text:s/>randomized algorithms mentioned earlier.</text:span></text:p>
          <draw:enhanced-geometry draw:mirror-horizontal="false" draw:mirror-vertical="false" svg:viewBox="0 0 0 0" draw:text-areas="?f6 ?f16 ?f7 ?f22" draw:type="ooxml-ribbon" draw:modifiers="16667 75000" draw:enhanced-path="M 0 0 L ?f13 0 L ?f9 ?f15 L ?f10 ?f16 L ?f14 ?f15 L ?f31 0 ?f3 ?f18 ?f31 ?f17 ?f7 ?f17 ?f7 ?f20 L ?f9 ?f22 L ?f6 ?f17 0 ?f17 ?f2 ?f18 Z S N M ?f11 ?f19 L ?f9 ?f15 L ?f11 ?f16 Z M ?f12 ?f19 L ?f10 ?f15 L ?f12 ?f16 Z  S N M 0 0 L ?f13 0 L ?f9 ?f15 L ?f10 ?f16 L ?f14 ?f15 L ?f31 0 ?f3 ?f18 ?f31 ?f17 ?f7 ?f17 ?f7 ?f20 L ?f9 ?f22 L ?f6 ?f17 0 ?f17 ?f2 ?f18 Z M ?f11 ?f19 L ?f11 ?f16 M ?f12 ?f16 L ?f12 ?f19 M ?f6 ?f17 L ?f6 ?f21 M ?f7 ?f21 L ?f7 ?f17 F N" drawooo:enhanced-path="M 0 0 L ?f13 0 G ?f8 ?f19 ?f23 ?f24 L ?f9 ?f15 G ?f8 ?f19 ?f25 ?f26 L ?f10 ?f16 G ?f8 ?f19 ?f27 ?f28 L ?f14 ?f15 G ?f8 ?f19 ?f29 ?f30 L ?f31 0 ?f3 ?f18 ?f31 ?f17 ?f7 ?f17 ?f7 ?f20 G ?f8 ?f19 ?f32 ?f33 L ?f9 ?f22 G ?f8 ?f19 ?f34 ?f35 L ?f6 ?f17 0 ?f17 ?f2 ?f18 Z S N M ?f11 ?f19 G ?f8 ?f19 ?f36 ?f37 L ?f9 ?f15 G ?f8 ?f19 ?f38 ?f39 L ?f11 ?f16 Z M ?f12 ?f19 G ?f8 ?f19 ?f40 ?f41 L ?f10 ?f15 G ?f8 ?f19 ?f42 ?f43 L ?f12 ?f16 Z I S N M 0 0 L ?f13 0 G ?f8 ?f19 ?f44 ?f45 L ?f9 ?f15 G ?f8 ?f19 ?f46 ?f47 L ?f10 ?f16 G ?f8 ?f19 ?f48 ?f49 L ?f14 ?f15 G ?f8 ?f19 ?f50 ?f51 L ?f31 0 ?f3 ?f18 ?f31 ?f17 ?f7 ?f17 ?f7 ?f20 G ?f8 ?f19 ?f52 ?f53 L ?f9 ?f22 G ?f8 ?f19 ?f54 ?f55 L ?f6 ?f17 0 ?f17 ?f2 ?f18 Z M ?f11 ?f19 L ?f11 ?f16 M ?f12 ?f16 L ?f12 ?f19 M ?f6 ?f17 L ?f6 ?f21 M ?f7 ?f21 L ?f7 ?f17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*?f0 /100000"/>
            <draw:equation draw:name="f17" draw:formula="logheight+0-?f16 "/>
            <draw:equation draw:name="f18" draw:formula="?f17 *1/2"/>
            <draw:equation draw:name="f19" draw:formula="logheight*?f0 /400000"/>
            <draw:equation draw:name="f20" draw:formula="logheight+0-?f19 "/>
            <draw:equation draw:name="f21" draw:formula="?f16 +0-?f19 "/>
            <draw:equation draw:name="f22" draw:formula="logheight"/>
            <draw:equation draw:name="f23" draw:formula="(16200000)/60000.0"/>
            <draw:equation draw:name="f24" draw:formula="(10800000)/60000.0"/>
            <draw:equation draw:name="f25" draw:formula="(16200000)/60000.0"/>
            <draw:equation draw:name="f26" draw:formula="(-10800000)/60000.0"/>
            <draw:equation draw:name="f27" draw:formula="(5400000)/60000.0"/>
            <draw:equation draw:name="f28" draw:formula="(-10800000)/60000.0"/>
            <draw:equation draw:name="f29" draw:formula="(5400000)/60000.0"/>
            <draw:equation draw:name="f30" draw:formula="(10800000)/60000.0"/>
            <draw:equation draw:name="f31" draw:formula="logwidth"/>
            <draw:equation draw:name="f32" draw:formula="(0)/60000.0"/>
            <draw:equation draw:name="f33" draw:formula="(5400000)/60000.0"/>
            <draw:equation draw:name="f34" draw:formula="(5400000)/60000.0"/>
            <draw:equation draw:name="f35" draw:formula="(5400000)/60000.0"/>
            <draw:equation draw:name="f36" draw:formula="(0)/60000.0"/>
            <draw:equation draw:name="f37" draw:formula="(5400000)/60000.0"/>
            <draw:equation draw:name="f38" draw:formula="(16200000)/60000.0"/>
            <draw:equation draw:name="f39" draw:formula="(-10800000)/60000.0"/>
            <draw:equation draw:name="f40" draw:formula="(10800000)/60000.0"/>
            <draw:equation draw:name="f41" draw:formula="(-5400000)/60000.0"/>
            <draw:equation draw:name="f42" draw:formula="(16200000)/60000.0"/>
            <draw:equation draw:name="f43" draw:formula="(10800000)/60000.0"/>
            <draw:equation draw:name="f44" draw:formula="(16200000)/60000.0"/>
            <draw:equation draw:name="f45" draw:formula="(10800000)/60000.0"/>
            <draw:equation draw:name="f46" draw:formula="(16200000)/60000.0"/>
            <draw:equation draw:name="f47" draw:formula="(-10800000)/60000.0"/>
            <draw:equation draw:name="f48" draw:formula="(5400000)/60000.0"/>
            <draw:equation draw:name="f49" draw:formula="(-10800000)/60000.0"/>
            <draw:equation draw:name="f50" draw:formula="(5400000)/60000.0"/>
            <draw:equation draw:name="f51" draw:formula="(10800000)/60000.0"/>
            <draw:equation draw:name="f52" draw:formula="(0)/60000.0"/>
            <draw:equation draw:name="f53" draw:formula="(5400000)/60000.0"/>
            <draw:equation draw:name="f54" draw:formula="(5400000)/60000.0"/>
            <draw:equation draw:name="f55" draw:formula="(5400000)/60000.0"/>
            <draw:handle draw:handle-position="?f5 ?f16" draw:handle-range-y-maximum="33333" draw:handle-range-y-minimum="0"/>
            <draw:handle draw:handle-position="?f6 0" draw:handle-range-x-maximum="75000" draw:handle-range-x-minimum="250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1s" smil:fill="hold" smil:targetElement="id48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Structure" draw:style-name="dp3" draw:master-page-name="Section_20_Header" xml:id="id50" draw:id="id50">
        <draw:frame draw:name="Title 4" presentation:style-name="pr11" draw:text-style-name="P17" draw:layer="layout" svg:width="21.589cm" svg:height="3.783cm" svg:x="2.006cm" svg:y="7.011cm" presentation:class="title" presentation:user-transformed="true">
          <draw:text-box>
            <text:p text:style-name="P1"><text:span text:style-name="T16">C</text:span><text:span text:style-name="T16">o</text:span><text:span text:style-name="T16">u</text:span><text:span text:style-name="T16">r</text:span><text:span text:style-name="T16">s</text:span><text:span text:style-name="T16">e</text:span><text:span text:style-name="T16"> 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u</text:span><text:span text:style-name="T16">r</text:span><text:span text:style-name="T16">e</text:span></text:p>
          </draw:text-box>
        </draw:frame>
        <draw:frame draw:name="Text Placeholder 5" presentation:style-name="pr27" draw:text-style-name="P42" draw:layer="layout" svg:width="21.589cm" svg:height="4.166cm" svg:x="2.006cm" svg:y="8.074cm" presentation:class="outline" presentation:user-transformed="true">
          <draw:text-box>
            <text:p text:style-name="P13"><text:span text:style-name="T48"><text:s text:c="2"/></text:span></text:p>
          </draw:text-box>
        </draw:frame>
        <draw:frame draw:name="Slide Number Placeholder 3" presentation:style-name="pr1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requisites" draw:style-name="dp1" draw:master-page-name="Title_20_and_20_Content" presentation:presentation-page-layout-name="AL2T11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8">P</text:span><text:span text:style-name="T8">r</text:span><text:span text:style-name="T8">e</text:span><text:span text:style-name="T8">r</text:span><text:span text:style-name="T8">e</text:span><text:span text:style-name="T8">q</text:span><text:span text:style-name="T8">u</text:span><text:span text:style-name="T8">i</text:span><text:span text:style-name="T8">s</text:span><text:span text:style-name="T8">i</text:span><text:span text:style-name="T8">t</text:span><text:span text:style-name="T8">e</text:span><text:span text:style-name="T8">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9"><text:span text:style-name="T7"/></text:p>
            <text:list text:style-name="L4">
              <text:list-item>
                <text:p xml:id="id51" text:id="id51" text:style-name="P9"><text:span text:style-name="T7">Fundamentals of Data structures</text:span></text:p>
              </text:list-item>
              <text:list-item>
                <text:p xml:id="id52" text:id="id52" text:style-name="P9"><text:span text:style-name="T7">Fundamentals of the design and analysis of Algorithms</text:span></text:p>
              </text:list-item>
              <text:list-item>
                <text:p xml:id="id53" text:id="id53" text:style-name="P9"><text:span text:style-name="T7">Adequate programming skills (in C++)</text:span></text:p>
              </text:list-item>
              <text:list-item>
                <text:p xml:id="id54" text:id="id54" text:style-name="P9"><text:span text:style-name="T7">Elementary probability (12</text:span><text:span text:style-name="T54">th</text:span><text:span text:style-name="T7"> standard)</text:span></text:p>
              </text:list-item>
              <text:list-item>
                <text:p xml:id="id55" text:id="id55" text:style-name="P9"><text:span text:style-name="T7">Ability to work hard</text:span></text:p>
              </text:list-item>
              <text:list-item>
                <text:p xml:id="id56" text:id="id56" text:style-name="P9"><text:span text:style-name="T7">Commitment to attend classes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  <anim:animate smil:dur="1s" smil:fill="hold" smil:targetElement="id52" anim:sub-item="text" smil:attributeName="x" smil:values="x;x" smil:keyTimes="0;1"/>
                  <anim:animate smil:dur="1s" smil:fill="hold" smil:targetElement="id5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  <anim:animate smil:dur="1s" smil:fill="hold" smil:targetElement="id53" anim:sub-item="text" smil:attributeName="x" smil:values="x;x" smil:keyTimes="0;1"/>
                  <anim:animate smil:dur="1s" smil:fill="hold" smil:targetElement="id53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  <anim:animate smil:dur="1s" smil:fill="hold" smil:targetElement="id54" anim:sub-item="text" smil:attributeName="x" smil:values="x;x" smil:keyTimes="0;1"/>
                  <anim:animate smil:dur="1s" smil:fill="hold" smil:targetElement="id5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  <anim:animate smil:dur="1s" smil:fill="hold" smil:targetElement="id55" anim:sub-item="text" smil:attributeName="x" smil:values="x;x" smil:keyTimes="0;1"/>
                  <anim:animate smil:dur="1s" smil:fill="hold" smil:targetElement="id5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  <anim:animate smil:dur="1s" smil:fill="hold" smil:targetElement="id56" anim:sub-item="text" smil:attributeName="x" smil:values="x;x" smil:keyTimes="0;1"/>
                  <anim:animate smil:dur="1s" smil:fill="hold" smil:targetElement="id56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s Breakup" draw:style-name="dp1" draw:master-page-name="Title_20_and_20_Content" presentation:presentation-page-layout-name="AL2T11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25">M</text:span><text:span text:style-name="T25">a</text:span><text:span text:style-name="T25">r</text:span><text:span text:style-name="T25">k</text:span><text:span text:style-name="T25">s</text:span><text:span text:style-name="T25"> </text:span><text:span text:style-name="T25">B</text:span><text:span text:style-name="T25">r</text:span><text:span text:style-name="T25">e</text:span><text:span text:style-name="T25">a</text:span><text:span text:style-name="T25">k</text:span><text:span text:style-name="T25">u</text:span><text:span text:style-name="T25">p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xml:id="id57" text:id="id57" text:style-name="P44"><text:span text:style-name="T55">Assignments:</text:span><text:span text:style-name="T49"> </text:span><text:span text:style-name="T56">40%</text:span></text:p>
            <text:list text:style-name="L9">
              <text:list-item>
                <text:list>
                  <text:list-item>
                    <text:list>
                      <text:list-item>
                        <text:p xml:id="id58" text:id="id58" text:style-name="P13"><text:span text:style-name="T10">Programming as well as theoretical.</text:span></text:p>
                      </text:list-item>
                      <text:list-item>
                        <text:p xml:id="id59" text:id="id59" text:style-name="P13"><text:span text:style-name="T10">To be done in groups of 2.</text:span></text:p>
                      </text:list-item>
                    </text:list>
                  </text:list-item>
                </text:list>
              </text:list-item>
            </text:list>
            <text:p text:style-name="P45"><text:span text:style-name="T10"/></text:p>
            <text:p xml:id="id60" text:id="id60" text:style-name="P44"><text:span text:style-name="T55">Mid Semester Exam: </text:span><text:span text:style-name="T56">30%</text:span></text:p>
            <text:p xml:id="id61" text:id="id61" text:style-name="P44"><text:span text:style-name="T55">End Semester Exam: </text:span><text:span text:style-name="T56">30%</text:span></text:p>
            <text:p xml:id="id62" text:id="id62" text:style-name="P12"><text:span text:style-name="T3">Passing criteria:</text:span></text:p>
            <text:list text:style-name="L10">
              <text:list-item>
                <text:p xml:id="id63" text:id="id63" text:style-name="P13"><text:span text:style-name="T10">At least </text:span><text:span text:style-name="T57">25%</text:span><text:span text:style-name="T10"> marks in both the exam (Total </text:span><text:span text:style-name="T57">15</text:span><text:span text:style-name="T10"> out of </text:span><text:span text:style-name="T57">60</text:span><text:span text:style-name="T10">)</text:span></text:p>
              </text:list-item>
              <text:list-item>
                <text:p xml:id="id64" text:id="id64" text:style-name="P13"><text:span text:style-name="T10">If a student scores less than </text:span><text:span text:style-name="T57">50</text:span><text:span text:style-name="T10">% marks in first mid semester exam, he/she must attend all classes for the rest of the course.</text:span></text:p>
              </text:list-item>
            </text:list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  <anim:animate smil:dur="1s" smil:fill="hold" smil:targetElement="id57" anim:sub-item="text" smil:attributeName="x" smil:values="x;x" smil:keyTimes="0;1"/>
                  <anim:animate smil:dur="1s" smil:fill="hold" smil:targetElement="id5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1s" smil:fill="hold" smil:targetElement="id5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  <anim:animate smil:dur="1s" smil:fill="hold" smil:targetElement="id59" anim:sub-item="text" smil:attributeName="x" smil:values="x;x" smil:keyTimes="0;1"/>
                  <anim:animate smil:dur="1s" smil:fill="hold" smil:targetElement="id59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  <anim:animate smil:dur="1s" smil:fill="hold" smil:targetElement="id60" anim:sub-item="text" smil:attributeName="x" smil:values="x;x" smil:keyTimes="0;1"/>
                  <anim:animate smil:dur="1s" smil:fill="hold" smil:targetElement="id60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  <anim:animate smil:dur="1s" smil:fill="hold" smil:targetElement="id61" anim:sub-item="text" smil:attributeName="x" smil:values="x;x" smil:keyTimes="0;1"/>
                  <anim:animate smil:dur="1s" smil:fill="hold" smil:targetElement="id61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  <anim:animate smil:dur="1s" smil:fill="hold" smil:targetElement="id62" anim:sub-item="text" smil:attributeName="x" smil:values="x;x" smil:keyTimes="0;1"/>
                  <anim:animate smil:dur="1s" smil:fill="hold" smil:targetElement="id6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  <anim:animate smil:dur="1s" smil:fill="hold" smil:targetElement="id63" anim:sub-item="text" smil:attributeName="x" smil:values="x;x" smil:keyTimes="0;1"/>
                  <anim:animate smil:dur="1s" smil:fill="hold" smil:targetElement="id63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  <anim:animate smil:dur="1s" smil:fill="hold" smil:targetElement="id64" anim:sub-item="text" smil:attributeName="x" smil:values="x;x" smil:keyTimes="0;1"/>
                  <anim:animate smil:dur="1s" smil:fill="hold" smil:targetElement="id64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ct Details" draw:style-name="dp1" draw:master-page-name="Title_20_and_20_Content" presentation:presentation-page-layout-name="AL2T11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25">C</text:span><text:span text:style-name="T25">o</text:span><text:span text:style-name="T25">n</text:span><text:span text:style-name="T25">t</text:span><text:span text:style-name="T25">a</text:span><text:span text:style-name="T25">c</text:span><text:span text:style-name="T25">t</text:span><text:span text:style-name="T25"> </text:span><text:span text:style-name="T25">D</text:span><text:span text:style-name="T25">e</text:span><text:span text:style-name="T25">t</text:span><text:span text:style-name="T25">a</text:span><text:span text:style-name="T25">i</text:span><text:span text:style-name="T25">l</text:span><text:span text:style-name="T25">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31"><text:span text:style-name="T7"/></text:p>
            <text:p text:style-name="P31"><text:span text:style-name="T7"/></text:p>
            <text:p xml:id="id65" text:id="id65" text:style-name="P31"><text:span text:style-name="T52">Office:</text:span><text:span text:style-name="T7"> 307, Department of CSE</text:span></text:p>
            <text:p text:style-name="P31"><text:span text:style-name="T7"/></text:p>
            <text:p xml:id="id66" text:id="id66" text:style-name="P31"><text:span text:style-name="T52">Office Hours:</text:span></text:p>
            <text:list text:style-name="L11">
              <text:list-item>
                <text:list>
                  <text:list-item>
                    <text:p xml:id="id67" text:id="id67" text:style-name="P13"><text:span text:style-name="T10">Every week day </text:span><text:span text:style-name="T57">12:30</text:span><text:span text:style-name="T10">PM-</text:span><text:span text:style-name="T57">1:00</text:span><text:span text:style-name="T10">PM and </text:span><text:span text:style-name="T57">5:30</text:span><text:span text:style-name="T10">PM-</text:span><text:span text:style-name="T57">6:00</text:span><text:span text:style-name="T10">PM</text:span></text:p>
                  </text:list-item>
                </text:list>
              </text:list-item>
            </text:list>
            <text:p text:style-name="P31"><text:span text:style-name="T7"/></text:p>
            <text:p xml:id="id68" text:id="id68" text:style-name="P31"><text:span text:style-name="T7">Course website will be maintained at </text:span><text:span text:style-name="T58">moodle.cse.iitk.ac.in</text:span><text:span text:style-name="T7"> 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  <anim:animate smil:dur="1s" smil:fill="hold" smil:targetElement="id65" anim:sub-item="text" smil:attributeName="x" smil:values="x;x" smil:keyTimes="0;1"/>
                  <anim:animate smil:dur="1s" smil:fill="hold" smil:targetElement="id6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  <anim:animate smil:dur="1s" smil:fill="hold" smil:targetElement="id66" anim:sub-item="text" smil:attributeName="x" smil:values="x;x" smil:keyTimes="0;1"/>
                  <anim:animate smil:dur="1s" smil:fill="hold" smil:targetElement="id6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  <anim:animate smil:dur="1s" smil:fill="hold" smil:targetElement="id67" anim:sub-item="text" smil:attributeName="x" smil:values="x;x" smil:keyTimes="0;1"/>
                  <anim:animate smil:dur="1s" smil:fill="hold" smil:targetElement="id67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  <anim:animate smil:dur="1s" smil:fill="hold" smil:targetElement="id68" anim:sub-item="text" smil:attributeName="x" smil:values="x;x" smil:keyTimes="0;1"/>
                  <anim:animate smil:dur="1s" smil:fill="hold" smil:targetElement="id68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fd4fe" draw:end-color="#e5efff" draw:start-intensity="100%" draw:end-intensity="100%" draw:angle="1800" draw:border="0%"/>
    <draw:gradient draw:name="Gradient_20_3" draw:display-name="Gradient 3" draw:style="linear" draw:start-color="#d9caee" draw:end-color="#f1eaf8" draw:start-intensity="100%" draw:end-intensity="100%" draw:angle="1800" draw:border="0%"/>
    <draw:fill-image draw:name="msFillBitmap_20_1" draw:display-name="msFillBitmap 1" xlink:href="Pictures/1000020100000550000002EF33A780CC79B5E427.png" xlink:type="simple" xlink:show="embed" xlink:actuate="onLoad"/>
    <draw:fill-image draw:name="msFillBitmap_20_10" draw:display-name="msFillBitmap 10" xlink:href="Pictures/1000020100000550000002EB5EB3BD1E49B4D7C0.png" xlink:type="simple" xlink:show="embed" xlink:actuate="onLoad"/>
    <draw:fill-image draw:name="msFillBitmap_20_11" draw:display-name="msFillBitmap 11" xlink:href="Pictures/10000201000004120000008ED89013DF789CCC52.png" xlink:type="simple" xlink:show="embed" xlink:actuate="onLoad"/>
    <draw:fill-image draw:name="msFillBitmap_20_12" draw:display-name="msFillBitmap 12" xlink:href="Pictures/100002010000055000000336D09E603191D6BF34.png" xlink:type="simple" xlink:show="embed" xlink:actuate="onLoad"/>
    <draw:fill-image draw:name="msFillBitmap_20_13" draw:display-name="msFillBitmap 13" xlink:href="Pictures/1000020100000550000002EB25A70A7B12084FF0.png" xlink:type="simple" xlink:show="embed" xlink:actuate="onLoad"/>
    <draw:fill-image draw:name="msFillBitmap_20_14" draw:display-name="msFillBitmap 14" xlink:href="Pictures/10000201000004120000008D56CF7F8D65216CBA.png" xlink:type="simple" xlink:show="embed" xlink:actuate="onLoad"/>
    <draw:fill-image draw:name="msFillBitmap_20_15" draw:display-name="msFillBitmap 15" xlink:href="Pictures/10000201000005550000032EEDA8428130CC1D9F.png" xlink:type="simple" xlink:show="embed" xlink:actuate="onLoad"/>
    <draw:fill-image draw:name="msFillBitmap_20_2" draw:display-name="msFillBitmap 2" xlink:href="Pictures/10000201000004120000008D64F99B236ECD9977.png" xlink:type="simple" xlink:show="embed" xlink:actuate="onLoad"/>
    <draw:fill-image draw:name="msFillBitmap_20_3" draw:display-name="msFillBitmap 3" xlink:href="Pictures/1000020100000546000000BCCD017908B529BA24.png" xlink:type="simple" xlink:show="embed" xlink:actuate="onLoad"/>
    <draw:fill-image draw:name="msFillBitmap_20_4" draw:display-name="msFillBitmap 4" xlink:href="Pictures/10000201000005440000034B69E145C4D6950AA0.png" xlink:type="simple" xlink:show="embed" xlink:actuate="onLoad"/>
    <draw:fill-image draw:name="msFillBitmap_20_5" draw:display-name="msFillBitmap 5" xlink:href="Pictures/1000020100000546000000CBE431604E014AFA95.png" xlink:type="simple" xlink:show="embed" xlink:actuate="onLoad"/>
    <draw:fill-image draw:name="msFillBitmap_20_6" draw:display-name="msFillBitmap 6" xlink:href="Pictures/10000201000005690000035F242CEBA793B74CF7.png" xlink:type="simple" xlink:show="embed" xlink:actuate="onLoad"/>
    <draw:fill-image draw:name="msFillBitmap_20_7" draw:display-name="msFillBitmap 7" xlink:href="Pictures/1000020100000546000000CB683D25FD00E6F446.png" xlink:type="simple" xlink:show="embed" xlink:actuate="onLoad"/>
    <draw:fill-image draw:name="msFillBitmap_20_8" draw:display-name="msFillBitmap 8" xlink:href="Pictures/1000020100000577000003A14830DE830DF2C06E.png" xlink:type="simple" xlink:show="embed" xlink:actuate="onLoad"/>
    <draw:fill-image draw:name="msFillBitmap_20_9" draw:display-name="msFillBitmap 9" xlink:href="Pictures/1000020100000395000000505B9CCA15F987190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237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ce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eece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eeece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c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ection_20_Hea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top="0cm" fo:margin-bottom="0cm" fo:line-height="100%" fo:text-align="start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4" text:date-value="2019-10-01">01/10/20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4" text:date-value="2019-10-01">01/10/2019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10" draw:text-style-name="MP16" draw:layer="backgroundobjects" svg:width="21.589cm" svg:height="3.783cm" svg:x="2.006cm" svg:y="12.241cm" presentation:class="title" presentation:user-transformed="true">
        <draw:text-box>
          <text:p text:style-name="MP15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Text Placeholder 2" presentation:style-name="Mpr11" draw:text-style-name="MP18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4" text:date-value="2019-10-01">01/10/2019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urender Baswana</meta:initial-creator>
    <meta:editing-cycles>407</meta:editing-cycles>
    <meta:creation-date>2011-12-03T04:13:03</meta:creation-date>
    <dc:date>2019-10-01T10:39:04.327598963</dc:date>
    <meta:editing-duration>P1DT13H50M32S</meta:editing-duration>
    <meta:generator>LibreOffice/6.0.7.3$Linux_X86_64 LibreOffice_project/00m0$Build-3</meta:generator>
    <meta:document-statistic meta:object-count="23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